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54c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ca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c6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fd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1f0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3f1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138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435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a3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3d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f1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44b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926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0bd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ed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c7b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dd1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e87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476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9bf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5fb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7e1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3ba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a27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3e6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ecc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027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24be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184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60a9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0a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5e3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34d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796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a1af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d4a0b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cb3c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0da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ec4c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619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cc1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82c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dc4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37c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a5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f80d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17f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3f4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fee80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e73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507b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bfb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1b141ca" style:font-name-asian="標楷體1"/>
    </style:style>
    <style:style style:name="T15" style:family="text">
      <style:text-properties style:font-name="標楷體1" officeooo:rsid="41afc36f" style:font-name-asian="標楷體1"/>
    </style:style>
    <style:style style:name="T16" style:family="text">
      <style:text-properties style:font-name="標楷體1" officeooo:rsid="41b63561" style:font-name-asian="標楷體1"/>
    </style:style>
    <style:style style:name="T17" style:family="text">
      <style:text-properties style:font-name="標楷體1" officeooo:rsid="41b9208e" style:font-name-asian="標楷體1"/>
    </style:style>
    <style:style style:name="T18" style:family="text">
      <style:text-properties style:font-name="標楷體1" officeooo:rsid="41b9ca21" style:font-name-asian="標楷體1"/>
    </style:style>
    <style:style style:name="T19" style:family="text">
      <style:text-properties style:font-name="標楷體1" officeooo:rsid="41bb1cc0" style:font-name-asian="標楷體1"/>
    </style:style>
    <style:style style:name="T20" style:family="text">
      <style:text-properties style:font-name="標楷體1" officeooo:rsid="41bbfb8e" style:font-name-asian="標楷體1"/>
    </style:style>
    <style:style style:name="T21" style:family="text">
      <style:text-properties style:font-name="標楷體1" officeooo:rsid="41bfd21a" style:font-name-asian="標楷體1"/>
    </style:style>
    <style:style style:name="T22" style:family="text">
      <style:text-properties style:font-name="標楷體1" officeooo:rsid="41c0cd42" style:font-name-asian="標楷體1"/>
    </style:style>
    <style:style style:name="T23" style:family="text">
      <style:text-properties style:font-name="標楷體1" officeooo:rsid="41c435a0" style:font-name-asian="標楷體1"/>
    </style:style>
    <style:style style:name="T24" style:family="text">
      <style:text-properties style:font-name="標楷體1" officeooo:rsid="41c540b2" style:font-name-asian="標楷體1"/>
    </style:style>
    <style:style style:name="T25" style:family="text">
      <style:text-properties style:font-name="標楷體1" officeooo:rsid="41c73f98" style:font-name-asian="標楷體1"/>
    </style:style>
    <style:style style:name="T26" style:family="text">
      <style:text-properties style:font-name="標楷體1" officeooo:rsid="41c9265b" style:font-name-asian="標楷體1" style:font-name-complex="Liberation Serif1"/>
    </style:style>
    <style:style style:name="T27" style:family="text">
      <style:text-properties style:font-name="標楷體1" officeooo:rsid="41cac6e2" style:font-name-asian="標楷體1"/>
    </style:style>
    <style:style style:name="T28" style:family="text">
      <style:text-properties style:font-name="標楷體1" officeooo:rsid="41caf14c" style:font-name-asian="標楷體1"/>
    </style:style>
    <style:style style:name="T29" style:family="text">
      <style:text-properties style:font-name="標楷體1" officeooo:rsid="41e44b28" style:font-name-asian="標楷體1"/>
    </style:style>
    <style:style style:name="T30" style:family="text">
      <style:text-properties style:font-name="標楷體1" officeooo:rsid="41e54cd2" style:font-name-asian="標楷體1"/>
    </style:style>
    <style:style style:name="T31" style:family="text">
      <style:text-properties style:font-name="標楷體1" officeooo:rsid="41ea36a0" style:font-name-asian="標楷體1"/>
    </style:style>
    <style:style style:name="T32" style:family="text">
      <style:text-properties style:font-name="標楷體1" officeooo:rsid="41e9988a" style:font-name-asian="標楷體1"/>
    </style:style>
    <style:style style:name="T33" style:family="text">
      <style:text-properties style:font-name="標楷體1" officeooo:rsid="41ed2463" style:font-name-asian="標楷體1"/>
    </style:style>
    <style:style style:name="T34" style:family="text">
      <style:text-properties style:font-name="標楷體1" officeooo:rsid="41faa405" style:font-name-asian="標楷體1"/>
    </style:style>
    <style:style style:name="T35" style:family="text">
      <style:text-properties style:font-name="標楷體1" officeooo:rsid="42058798" style:font-name-asian="標楷體1"/>
    </style:style>
    <style:style style:name="T36" style:family="text">
      <style:text-properties style:font-name="標楷體1" officeooo:rsid="420a6b6f" style:font-name-asian="標楷體1"/>
    </style:style>
    <style:style style:name="T37" style:family="text">
      <style:text-properties style:font-name="標楷體1" officeooo:rsid="4213ece1" style:font-name-asian="標楷體1"/>
    </style:style>
    <style:style style:name="T38" style:family="text">
      <style:text-properties style:font-name="標楷體1" officeooo:rsid="4228a6aa" style:font-name-asian="標楷體1"/>
    </style:style>
    <style:style style:name="T39" style:family="text">
      <style:text-properties style:font-name="標楷體1" officeooo:rsid="4235fbe0" style:font-name-asian="標楷體1"/>
    </style:style>
    <style:style style:name="T40" style:family="text">
      <style:text-properties style:font-name="標楷體1" officeooo:rsid="42460a91" style:font-name-asian="標楷體1"/>
    </style:style>
    <style:style style:name="T41" style:family="text">
      <style:text-properties style:font-name="標楷體1" officeooo:rsid="4224be38" style:font-name-asian="標楷體1"/>
    </style:style>
    <style:style style:name="T42" style:family="text">
      <style:text-properties style:font-name="標楷體1" officeooo:rsid="42262f10" style:font-name-asian="標楷體1"/>
    </style:style>
    <style:style style:name="T43" style:family="text">
      <style:text-properties style:font-name="標楷體1" officeooo:rsid="423369bb" style:font-name-asian="標楷體1"/>
    </style:style>
    <style:style style:name="T44" style:family="text">
      <style:text-properties style:font-name="標楷體1" officeooo:rsid="42237d0b" style:font-name-asian="標楷體1"/>
    </style:style>
    <style:style style:name="T45" style:family="text">
      <style:text-properties style:font-name="標楷體1" officeooo:rsid="3b2e013a" style:font-name-asian="標楷體1"/>
    </style:style>
    <style:style style:name="T46" style:family="text">
      <style:text-properties style:font-name="標楷體1" officeooo:rsid="42502993" style:font-name-asian="標楷體1"/>
    </style:style>
    <style:style style:name="T47" style:family="text">
      <style:text-properties style:font-name="標楷體1" officeooo:rsid="4268500f" style:font-name-asian="標楷體1"/>
    </style:style>
    <style:style style:name="T48" style:family="text">
      <style:text-properties style:font-name="標楷體1" officeooo:rsid="42347e32" style:font-name-asian="標楷體1"/>
    </style:style>
    <style:style style:name="T49" style:family="text">
      <style:text-properties style:font-name="標楷體1" officeooo:rsid="423dd118" style:font-name-asian="標楷體1"/>
    </style:style>
    <style:style style:name="T50" style:family="text">
      <style:text-properties style:font-name="標楷體1" officeooo:rsid="4245028a" style:font-name-asian="標楷體1"/>
    </style:style>
    <style:style style:name="T51" style:family="text">
      <style:text-properties style:font-name="標楷體1" officeooo:rsid="42641a59" style:font-name-asian="標楷體1"/>
    </style:style>
    <style:style style:name="T52" style:family="text">
      <style:text-properties style:font-name="標楷體1" officeooo:rsid="3b283ca3" style:font-name-asian="標楷體1"/>
    </style:style>
    <style:style style:name="T53" style:family="text">
      <style:text-properties style:font-name="標楷體1" officeooo:rsid="42acc8f1" style:font-name-asian="標楷體1"/>
    </style:style>
    <style:style style:name="T54" style:family="text">
      <style:text-properties style:font-name="標楷體1" officeooo:rsid="42c53ad9" style:font-name-asian="標楷體1"/>
    </style:style>
    <style:style style:name="T55" style:family="text">
      <style:text-properties style:font-name="標楷體1" officeooo:rsid="4239d6e5" style:font-name-asian="標楷體1"/>
    </style:style>
    <style:style style:name="T56" style:family="text">
      <style:text-properties style:font-name="標楷體1" officeooo:rsid="42ca1aff" style:font-name-asian="標楷體1"/>
    </style:style>
    <style:style style:name="T57" style:family="text">
      <style:text-properties style:font-name="標楷體1" officeooo:rsid="42d82c58" style:font-name-asian="標楷體1"/>
    </style:style>
    <style:style style:name="T58" style:family="text">
      <style:text-properties style:font-name="標楷體1" officeooo:rsid="42d90bb5" style:font-name-asian="標楷體1"/>
    </style:style>
    <style:style style:name="T59" style:family="text">
      <style:text-properties style:font-name="標楷體1" officeooo:rsid="42cb9534" style:font-name-asian="標楷體1"/>
    </style:style>
    <style:style style:name="T60" style:family="text">
      <style:text-properties style:font-name="標楷體1" officeooo:rsid="42e28668" style:font-name-asian="標楷體1"/>
    </style:style>
    <style:style style:name="T61" style:family="text">
      <style:text-properties style:font-name="標楷體1" officeooo:rsid="42e51bea" style:font-name-asian="標楷體1"/>
    </style:style>
    <style:style style:name="T62" style:family="text">
      <style:text-properties style:font-name="標楷體1" officeooo:rsid="42e8751d" style:font-name-asian="標楷體1"/>
    </style:style>
    <style:style style:name="T63" style:family="text">
      <style:text-properties style:font-name="標楷體1" officeooo:rsid="42e0b90c" style:font-name-asian="標楷體1"/>
    </style:style>
    <style:style style:name="T64" style:family="text">
      <style:text-properties style:font-name="標楷體1" officeooo:rsid="42f80d3c" style:font-name-asian="標楷體1"/>
    </style:style>
    <style:style style:name="T65" style:family="text">
      <style:text-properties style:font-name="標楷體1" officeooo:rsid="42fa5d5f" style:font-name-asian="標楷體1"/>
    </style:style>
    <style:style style:name="T66" style:family="text">
      <style:text-properties style:font-name="標楷體1" officeooo:rsid="42fafed9" style:font-name-asian="標楷體1"/>
    </style:style>
    <style:style style:name="T67" style:family="text">
      <style:text-properties style:font-name="標楷體1" officeooo:rsid="42fee80d" style:font-name-asian="標楷體1"/>
    </style:style>
    <style:style style:name="T68" style:family="text">
      <style:text-properties style:font-name="標楷體1" officeooo:rsid="4303f4b0" style:font-name-asian="標楷體1"/>
    </style:style>
    <style:style style:name="T69" style:family="text">
      <style:text-properties style:font-name="標楷體1" officeooo:rsid="430e7393" style:font-name-asian="標楷體1"/>
    </style:style>
    <style:style style:name="T70" style:family="text">
      <style:text-properties style:font-name="標楷體1" officeooo:rsid="430e7393" style:font-name-asian="標楷體1" style:font-name-complex="標楷體"/>
    </style:style>
    <style:style style:name="T71" style:family="text">
      <style:text-properties style:font-name="標楷體1" officeooo:rsid="43117ffc" style:font-name-asian="標楷體1"/>
    </style:style>
    <style:style style:name="T72" style:family="text">
      <style:text-properties style:font-name="標楷體1" officeooo:rsid="43135cd2" style:font-name-asian="標楷體1"/>
    </style:style>
    <style:style style:name="T73" style:family="text">
      <style:text-properties style:font-name="標楷體1" officeooo:rsid="431507be" style:font-name-asian="標楷體1"/>
    </style:style>
    <style:style style:name="T74" style:family="text">
      <style:text-properties style:font-name="標楷體1" officeooo:rsid="41ade180"/>
    </style:style>
    <style:style style:name="T75" style:family="text">
      <style:text-properties style:font-name="標楷體1" officeooo:rsid="41c0cd42"/>
    </style:style>
    <style:style style:name="T76" style:family="text">
      <style:text-properties style:font-name="標楷體1" officeooo:rsid="42237d0b"/>
    </style:style>
    <style:style style:name="T77" style:family="text">
      <style:text-properties style:font-name="標楷體1" officeooo:rsid="423369bb"/>
    </style:style>
    <style:style style:name="T78" style:family="text">
      <style:text-properties style:font-name="標楷體1" officeooo:rsid="423dd118"/>
    </style:style>
    <style:style style:name="T79" style:family="text">
      <style:text-properties style:font-name="標楷體1" officeooo:rsid="4245028a"/>
    </style:style>
    <style:style style:name="T80" style:family="text">
      <style:text-properties style:font-name="標楷體1" officeooo:rsid="42460a91"/>
    </style:style>
    <style:style style:name="T81" style:family="text">
      <style:text-properties style:font-name="標楷體1" officeooo:rsid="424a1ac0"/>
    </style:style>
    <style:style style:name="T82" style:family="text">
      <style:text-properties style:font-name="標楷體1" officeooo:rsid="424d6b5b"/>
    </style:style>
    <style:style style:name="T83" style:family="text">
      <style:text-properties style:font-name="標楷體1" style:text-underline-style="solid" style:text-underline-width="auto" style:text-underline-color="font-color" officeooo:rsid="41cac6e2"/>
    </style:style>
    <style:style style:name="T84" style:family="text">
      <style:text-properties style:font-name="標楷體1" officeooo:rsid="41cac6e2"/>
    </style:style>
    <style:style style:name="T85" style:family="text">
      <style:text-properties style:font-name="標楷體1" officeooo:rsid="41faa405"/>
    </style:style>
    <style:style style:name="T86" style:family="text">
      <style:text-properties style:font-name="標楷體1" officeooo:rsid="42835716"/>
    </style:style>
    <style:style style:name="T87" style:family="text">
      <style:text-properties style:font-name="標楷體1" officeooo:rsid="3b2e013a"/>
    </style:style>
    <style:style style:name="T88" style:family="text">
      <style:text-properties style:font-name="標楷體1" officeooo:rsid="424dc5d3"/>
    </style:style>
    <style:style style:name="T89" style:family="text">
      <style:text-properties style:font-name="標楷體1" officeooo:rsid="42502993"/>
    </style:style>
    <style:style style:name="T90" style:family="text">
      <style:text-properties style:font-name="標楷體1" officeooo:rsid="428bb48f"/>
    </style:style>
    <style:style style:name="T91" style:family="text">
      <style:text-properties style:font-name="標楷體1" officeooo:rsid="4268500f"/>
    </style:style>
    <style:style style:name="T92" style:family="text">
      <style:text-properties style:font-name="標楷體1" officeooo:rsid="428c903e"/>
    </style:style>
    <style:style style:name="T93" style:family="text">
      <style:text-properties style:font-name="標楷體1" officeooo:rsid="41c435a0"/>
    </style:style>
    <style:style style:name="T94" style:family="text">
      <style:text-properties style:font-name="標楷體1" officeooo:rsid="428e27a7"/>
    </style:style>
    <style:style style:name="T95" style:family="text">
      <style:text-properties style:font-name="標楷體1" officeooo:rsid="428ea8f9"/>
    </style:style>
    <style:style style:name="T96" style:family="text">
      <style:text-properties style:font-name="標楷體1" officeooo:rsid="4291618a"/>
    </style:style>
    <style:style style:name="T97" style:family="text">
      <style:text-properties style:font-name="標楷體1" officeooo:rsid="429f6d12"/>
    </style:style>
    <style:style style:name="T98" style:family="text">
      <style:text-properties style:font-name="標楷體1" officeooo:rsid="42a016a2"/>
    </style:style>
    <style:style style:name="T99" style:family="text">
      <style:text-properties style:font-name="標楷體1" officeooo:rsid="42a1cc18"/>
    </style:style>
    <style:style style:name="T100" style:family="text">
      <style:text-properties style:font-name="標楷體1" officeooo:rsid="42a81e08"/>
    </style:style>
    <style:style style:name="T101" style:family="text">
      <style:text-properties style:font-name="標楷體1" officeooo:rsid="42acc8f1"/>
    </style:style>
    <style:style style:name="T102" style:family="text">
      <style:text-properties style:font-name="標楷體1" officeooo:rsid="42ad9813"/>
    </style:style>
    <style:style style:name="T103" style:family="text">
      <style:text-properties style:font-name="標楷體1" officeooo:rsid="42bdd6e8"/>
    </style:style>
    <style:style style:name="T104" style:family="text">
      <style:text-properties style:font-name="標楷體1" officeooo:rsid="4239d6e5"/>
    </style:style>
    <style:style style:name="T105" style:family="text">
      <style:text-properties style:text-position="super 58%" style:font-name="標楷體1" officeooo:rsid="41b0df4e" style:font-name-asian="標楷體1"/>
    </style:style>
    <style:style style:name="T106" style:family="text">
      <style:text-properties style:text-position="super 58%" style:font-name="標楷體1" officeooo:rsid="41bfd21a" style:font-name-asian="標楷體1"/>
    </style:style>
    <style:style style:name="T107" style:family="text">
      <style:text-properties style:text-position="super 58%" style:font-name="標楷體1" officeooo:rsid="41e54cd2" style:font-name-asian="標楷體1"/>
    </style:style>
    <style:style style:name="T108" style:family="text">
      <style:text-properties style:text-position="super 58%" style:font-name="標楷體1" officeooo:rsid="41e9988a" style:font-name-asian="標楷體1"/>
    </style:style>
    <style:style style:name="T109" style:family="text">
      <style:text-properties style:text-position="super 58%" style:font-name="標楷體1" officeooo:rsid="41ed2463" style:font-name-asian="標楷體1"/>
    </style:style>
    <style:style style:name="T110" style:family="text">
      <style:text-properties style:text-position="super 58%" style:font-name="標楷體1" officeooo:rsid="41faa897" style:font-name-asian="標楷體1"/>
    </style:style>
    <style:style style:name="T111" style:family="text">
      <style:text-properties style:text-position="super 58%" style:font-name="標楷體1" officeooo:rsid="41fc0a8d" style:font-name-asian="標楷體1"/>
    </style:style>
    <style:style style:name="T112" style:family="text">
      <style:text-properties style:text-position="super 58%" style:font-name="標楷體1" officeooo:rsid="41fe5a10" style:font-name-asian="標楷體1"/>
    </style:style>
    <style:style style:name="T113" style:family="text">
      <style:text-properties style:text-position="super 58%" style:font-name="標楷體1" officeooo:rsid="41ff5f53" style:font-name-asian="標楷體1"/>
    </style:style>
    <style:style style:name="T114" style:family="text">
      <style:text-properties style:text-position="super 58%" style:font-name="標楷體1" officeooo:rsid="4201ef81" style:font-name-asian="標楷體1"/>
    </style:style>
    <style:style style:name="T115" style:family="text">
      <style:text-properties style:text-position="super 58%" style:font-name="標楷體1" officeooo:rsid="4203448e" style:font-name-asian="標楷體1"/>
    </style:style>
    <style:style style:name="T116" style:family="text">
      <style:text-properties style:text-position="super 58%" style:font-name="標楷體1" officeooo:rsid="4213ece1" style:font-name-asian="標楷體1"/>
    </style:style>
    <style:style style:name="T117" style:family="text">
      <style:text-properties style:text-position="super 58%" style:font-name="標楷體1" officeooo:rsid="4215f6c6" style:font-name-asian="標楷體1"/>
    </style:style>
    <style:style style:name="T118" style:family="text">
      <style:text-properties style:text-position="super 58%" style:font-name="標楷體1" officeooo:rsid="4216bfe4" style:font-name-asian="標楷體1"/>
    </style:style>
    <style:style style:name="T119" style:family="text">
      <style:text-properties style:text-position="super 58%" style:font-name="標楷體1" officeooo:rsid="42186735" style:font-name-asian="標楷體1"/>
    </style:style>
    <style:style style:name="T120" style:family="text">
      <style:text-properties style:text-position="super 58%" style:font-name="標楷體1" officeooo:rsid="42197695" style:font-name-asian="標楷體1"/>
    </style:style>
    <style:style style:name="T121" style:family="text">
      <style:text-properties style:text-position="super 58%" style:font-name="標楷體1" officeooo:rsid="42263263" style:font-name-asian="標楷體1"/>
    </style:style>
    <style:style style:name="T122" style:family="text">
      <style:text-properties style:text-position="super 58%" style:font-name="標楷體1" officeooo:rsid="423dd118" style:font-name-asian="標楷體1"/>
    </style:style>
    <style:style style:name="T123" style:family="text">
      <style:text-properties style:text-position="super 58%" style:font-name="標楷體1" officeooo:rsid="42460a91" style:font-name-asian="標楷體1"/>
    </style:style>
    <style:style style:name="T124" style:family="text">
      <style:text-properties style:text-position="super 58%" style:font-name="標楷體1" officeooo:rsid="42ca1aff" style:font-name-asian="標楷體1" style:font-name-complex="標楷體"/>
    </style:style>
    <style:style style:name="T125" style:family="text">
      <style:text-properties style:text-position="super 58%" style:font-name="標楷體1" officeooo:rsid="42d90bb5" style:font-name-asian="標楷體1"/>
    </style:style>
    <style:style style:name="T126" style:family="text">
      <style:text-properties style:text-position="super 58%" style:font-name="標楷體1" officeooo:rsid="423dd118"/>
    </style:style>
    <style:style style:name="T127" style:family="text">
      <style:text-properties style:text-position="super 58%" style:font-name="標楷體1" officeooo:rsid="4245028a"/>
    </style:style>
    <style:style style:name="T128" style:family="text">
      <style:text-properties style:text-position="super 58%" style:font-name="標楷體1" officeooo:rsid="42460a91"/>
    </style:style>
    <style:style style:name="T129" style:family="text">
      <style:text-properties style:text-position="super 58%" style:font-name="標楷體1" officeooo:rsid="42502993"/>
    </style:style>
    <style:style style:name="T130" style:family="text">
      <style:text-properties style:text-position="super 58%" style:font-name="標楷體1" officeooo:rsid="428e27a7"/>
    </style:style>
    <style:style style:name="T131" style:family="text">
      <style:text-properties style:text-position="super 58%" style:font-name="標楷體" officeooo:rsid="41b0df4e" style:font-name-asian="標楷體" style:font-name-complex="標楷體"/>
    </style:style>
    <style:style style:name="T132" style:family="text">
      <style:text-properties style:text-position="sub 58%" style:font-name="標楷體1" style:font-name-asian="標楷體1"/>
    </style:style>
    <style:style style:name="T133" style:family="text">
      <style:text-properties style:text-position="sub 58%" style:font-name="標楷體1" officeooo:rsid="41b141ca" style:font-name-asian="標楷體1"/>
    </style:style>
    <style:style style:name="T134" style:family="text">
      <style:text-properties style:text-position="sub 58%" style:font-name="標楷體1" officeooo:rsid="41c89da9" style:font-name-asian="標楷體1"/>
    </style:style>
    <style:style style:name="T135" style:family="text">
      <style:text-properties style:text-position="sub 58%" style:font-name="標楷體1" officeooo:rsid="41caf14c" style:font-name-asian="標楷體1"/>
    </style:style>
    <style:style style:name="T136" style:family="text">
      <style:text-properties style:text-position="sub 58%" style:font-name="標楷體1" officeooo:rsid="41faa405" style:font-name-asian="標楷體1"/>
    </style:style>
    <style:style style:name="T137" style:family="text">
      <style:text-properties style:text-position="sub 58%" style:font-name="標楷體1" officeooo:rsid="4245028a" style:font-name-asian="標楷體1"/>
    </style:style>
    <style:style style:name="T138" style:family="text">
      <style:text-properties style:text-position="sub 58%" style:font-name="標楷體1" officeooo:rsid="42cb9534" style:font-name-asian="標楷體1" style:font-name-complex="標楷體"/>
    </style:style>
    <style:style style:name="T139" style:family="text">
      <style:text-properties style:text-position="sub 58%" style:font-name="標楷體1" officeooo:rsid="42d63037" style:font-name-asian="標楷體1" style:font-name-complex="標楷體"/>
    </style:style>
    <style:style style:name="T140" style:family="text">
      <style:text-properties style:text-position="sub 58%" style:font-name="標楷體1" officeooo:rsid="42d82c58" style:font-name-asian="標楷體1"/>
    </style:style>
    <style:style style:name="T141" style:family="text">
      <style:text-properties style:text-position="sub 58%" style:font-name="標楷體1" officeooo:rsid="42e37ca5" style:font-name-asian="標楷體1"/>
    </style:style>
    <style:style style:name="T142" style:family="text">
      <style:text-properties style:text-position="sub 58%" style:font-name="標楷體1" officeooo:rsid="42cb9534" style:font-name-asian="標楷體1"/>
    </style:style>
    <style:style style:name="T143" style:family="text">
      <style:text-properties style:text-position="sub 58%" style:font-name="標楷體1" officeooo:rsid="42e4b794" style:font-name-asian="標楷體1"/>
    </style:style>
    <style:style style:name="T144" style:family="text">
      <style:text-properties style:text-position="sub 58%" style:font-name="標楷體1" officeooo:rsid="4245028a"/>
    </style:style>
    <style:style style:name="T145" style:family="text">
      <style:text-properties style:text-position="sub 58%" style:font-name="標楷體1" officeooo:rsid="428c903e"/>
    </style:style>
    <style:style style:name="T146" style:family="text">
      <style:text-properties style:text-position="sub 58%" style:font-name="標楷體1" officeooo:rsid="428e27a7"/>
    </style:style>
    <style:style style:name="T147" style:family="text">
      <style:text-properties style:text-position="sub 58%" style:font-name="標楷體" officeooo:rsid="41b0df4e" style:font-name-asian="標楷體" style:font-name-complex="標楷體"/>
    </style:style>
    <style:style style:name="T148" style:family="text">
      <style:text-properties style:text-position="sub 58%" style:font-name="標楷體1" officeooo:rsid="42d82c58" style:font-name-asian="標楷體1"/>
    </style:style>
    <style:style style:name="T149" style:family="text">
      <style:text-properties style:font-name="標楷體" style:font-name-asian="標楷體" style:font-name-complex="標楷體"/>
    </style:style>
    <style:style style:name="T150" style:family="text">
      <style:text-properties style:font-name="標楷體" officeooo:rsid="4294b18a" style:font-name-asian="標楷體" style:font-name-complex="標楷體"/>
    </style:style>
    <style:style style:name="T151" style:family="text">
      <style:text-properties style:font-name="Liberation Serif1" style:font-name-asian="標楷體1"/>
    </style:style>
    <style:style style:name="T152" style:family="text">
      <style:text-properties style:font-name-asian="標楷體1"/>
    </style:style>
    <style:style style:name="T153" style:family="text">
      <style:text-properties officeooo:rsid="41b58e03" style:font-name-asian="標楷體1"/>
    </style:style>
    <style:style style:name="T154" style:family="text">
      <style:text-properties officeooo:rsid="41b63561" style:font-name-asian="標楷體1"/>
    </style:style>
    <style:style style:name="T155" style:family="text">
      <style:text-properties officeooo:rsid="41b9ca21" style:font-name-asian="標楷體1"/>
    </style:style>
    <style:style style:name="T156" style:family="text">
      <style:text-properties officeooo:rsid="41bbfb8e" style:font-name-asian="標楷體1"/>
    </style:style>
    <style:style style:name="T157" style:family="text">
      <style:text-properties officeooo:rsid="41bfd21a" style:font-name-asian="標楷體1"/>
    </style:style>
    <style:style style:name="T158" style:family="text">
      <style:text-properties officeooo:rsid="41c0cd42" style:font-name-asian="標楷體1"/>
    </style:style>
    <style:style style:name="T159" style:family="text">
      <style:text-properties officeooo:rsid="41c23d42" style:font-name-asian="標楷體1"/>
    </style:style>
    <style:style style:name="T160" style:family="text">
      <style:text-properties officeooo:rsid="41c435a0" style:font-name-asian="標楷體1"/>
    </style:style>
    <style:style style:name="T161" style:family="text">
      <style:text-properties officeooo:rsid="41db1b04" style:font-name-asian="標楷體1"/>
    </style:style>
    <style:style style:name="T162" style:family="text">
      <style:text-properties officeooo:rsid="41e44b28" style:font-name-asian="標楷體1"/>
    </style:style>
    <style:style style:name="T163" style:family="text">
      <style:text-properties officeooo:rsid="41f0bd9a" style:font-name-asian="標楷體1"/>
    </style:style>
    <style:style style:name="T164" style:family="text">
      <style:text-properties officeooo:rsid="41f980f7" style:font-name-asian="標楷體1"/>
    </style:style>
    <style:style style:name="T165" style:family="text">
      <style:text-properties officeooo:rsid="4239d6e5" style:font-name-asian="標楷體1"/>
    </style:style>
    <style:style style:name="T166" style:family="text">
      <style:text-properties officeooo:rsid="41cac6e2" style:font-name-asian="標楷體1"/>
    </style:style>
    <style:style style:name="T167" style:family="text">
      <style:text-properties officeooo:rsid="3b283ca3" style:font-name-asian="標楷體1"/>
    </style:style>
    <style:style style:name="T168" style:family="text">
      <style:text-properties officeooo:rsid="254b39c8" style:font-name-asian="標楷體1"/>
    </style:style>
    <style:style style:name="T169" style:family="text">
      <style:text-properties officeooo:rsid="3b2e013a" style:font-name-asian="標楷體1"/>
    </style:style>
    <style:style style:name="T170" style:family="text">
      <style:text-properties officeooo:rsid="42e0b90c" style:font-name-asian="標楷體1"/>
    </style:style>
    <style:style style:name="T171" style:family="text">
      <style:text-properties officeooo:rsid="4300dc51" style:font-name-asian="標楷體1"/>
    </style:style>
    <style:style style:name="T172" style:family="text">
      <style:text-properties officeooo:rsid="43051ad4" style:font-name-asian="標楷體1"/>
    </style:style>
    <style:style style:name="T173" style:family="text">
      <style:text-properties fo:color="#333333" style:font-name="標楷體1" officeooo:rsid="41bfd21a" style:font-name-asian="標楷體1"/>
    </style:style>
    <style:style style:name="T174" style:family="text">
      <style:text-properties fo:color="#333333" style:font-name="標楷體1" officeooo:rsid="41bb1cc0" style:font-name-asian="標楷體1"/>
    </style:style>
    <style:style style:name="T175" style:family="text">
      <style:text-properties officeooo:rsid="41bbfb8e" style:font-name-asian="Arial"/>
    </style:style>
    <style:style style:name="T176" style:family="text">
      <style:text-properties officeooo:rsid="4264d913" style:font-name-asian="Arial"/>
    </style:style>
    <style:style style:name="T177" style:family="text">
      <style:text-properties style:font-name="Liberation Serif" style:font-name-asian="標楷體1"/>
    </style:style>
    <style:style style:name="T178" style:family="text">
      <style:text-properties style:font-name="Liberation Serif" officeooo:rsid="41b63561" style:font-name-asian="標楷體1"/>
    </style:style>
    <style:style style:name="T179" style:family="text">
      <style:text-properties style:font-name="Liberation Serif" officeooo:rsid="4239d6e5" style:font-name-asian="標楷體1"/>
    </style:style>
    <style:style style:name="T180" style:family="text">
      <style:text-properties style:font-name="Liberation Serif" officeooo:rsid="41c435a0" style:font-name-asian="標楷體1"/>
    </style:style>
    <style:style style:name="T181" style:family="text">
      <style:text-properties officeooo:rsid="4239d6e5"/>
    </style:style>
    <style:style style:name="T182" style:family="text">
      <style:text-properties officeooo:rsid="41c0cd42"/>
    </style:style>
    <style:style style:name="T183" style:family="text">
      <style:text-properties officeooo:rsid="4245028a"/>
    </style:style>
    <style:style style:name="T184" style:family="text">
      <style:text-properties fo:color="#1c1c1c" style:font-name="標楷體1" officeooo:rsid="424d6b5b"/>
    </style:style>
    <style:style style:name="T185" style:family="text">
      <style:text-properties fo:color="#1c1c1c" style:font-name="標楷體1" officeooo:rsid="425ec466"/>
    </style:style>
    <style:style style:name="T186" style:family="text">
      <style:text-properties fo:color="#1c1c1c" style:font-name="標楷體1" officeooo:rsid="424a1ac0"/>
    </style:style>
    <style:style style:name="T187" style:family="text">
      <style:text-properties fo:color="#1c1c1c" style:font-name="標楷體1" officeooo:rsid="425ff85e"/>
    </style:style>
    <style:style style:name="T188" style:family="text">
      <style:text-properties officeooo:rsid="4264d913"/>
    </style:style>
    <style:style style:name="T189" style:family="text">
      <style:text-properties officeooo:rsid="3b2e013a"/>
    </style:style>
    <style:style style:name="T190" style:family="text">
      <style:text-properties officeooo:rsid="4c43b58b"/>
    </style:style>
    <style:style style:name="T191" style:family="text">
      <style:text-properties officeooo:rsid="3afd9d17"/>
    </style:style>
    <style:style style:name="T192" style:family="text">
      <style:text-properties officeooo:rsid="41c435a0"/>
    </style:style>
    <style:style style:name="T193" style:family="text">
      <style:text-properties officeooo:rsid="41b63561"/>
    </style:style>
    <style:style style:name="T194" style:family="text">
      <style:text-properties style:font-name="標楷體" officeooo:rsid="42fafed9" style:font-name-asian="標楷體" style:font-name-complex="標楷體"/>
    </style:style>
    <style:style style:name="T195" style:family="text">
      <style:text-properties style:font-name="Liberation Serif1" officeooo:rsid="4300dc51" style:font-name-asian="標楷體1"/>
    </style:style>
    <style:style style:name="T196" style:family="text">
      <style:text-properties style:font-name="標楷體1" style:font-name-asian="標楷體1"/>
    </style:style>
    <style:style style:name="T197" style:family="text">
      <style:text-properties style:font-name="標楷體1" officeooo:rsid="42f80d3c" style:font-name-asian="標楷體1"/>
    </style:style>
    <style:style style:name="T198" style:family="text">
      <style:text-properties style:font-name="標楷體1" officeooo:rsid="42fafed9" style:font-name-asian="標楷體1"/>
    </style:style>
    <style:style style:name="T199" style:family="text">
      <style:text-properties style:font-name="標楷體1" officeooo:rsid="42d82c58" style:font-name-asian="標楷體1"/>
    </style:style>
    <style:style style:name="T200" style:family="text">
      <style:text-properties style:font-name="標楷體1" officeooo:rsid="4300dc51" style:font-name-asian="標楷體1"/>
    </style:style>
    <style:style style:name="T201" style:family="text">
      <style:text-properties style:font-name="標楷體1" officeooo:rsid="43051ad4" style:font-name-asian="標楷體1"/>
    </style:style>
    <style:style style:name="T202" style:family="text">
      <style:text-properties style:font-name="標楷體1" officeooo:rsid="430e7393" style:font-name-asian="標楷體1"/>
    </style:style>
    <style:style style:name="T203" style:family="text">
      <style:text-properties style:font-name="標楷體1" style:font-name-asian="標楷體1"/>
    </style:style>
    <style:style style:name="T204" style:family="text">
      <style:text-properties style:font-name="Arial" officeooo:rsid="43051ad4" style:font-name-asian="標楷體1"/>
    </style:style>
    <style:style style:name="T205" style:family="text">
      <style:text-properties style:font-name-asian="Arial"/>
    </style:style>
    <style:style style:name="T206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5098147" text:style-name="L1">
        <text:list-item>
          <text:p text:style-name="P1"><text:bookmark-start text:name="微積分"/>微積分<text:bookmark-end text:name="微積分"/></text:p>
          <text:list>
            <text:list-item>
              <text:p text:style-name="P78">積分。</text:p>
              <text:list>
                <text:list-item>
                  <text:p text:style-name="P85"><text:span text:style-name="T2">S =</text:span><text:span text:style-name="T149">∫</text:span><text:span text:style-name="T147">0</text:span><text:span text:style-name="T131">T</text:span><text:span text:style-name="T4">(</text:span><text:span text:style-name="T2">v(t)</text:span><text:span text:style-name="T15">)</text:span><text:span text:style-name="T2">dt。</text:span></text:p>
                  <text:list>
                    <text:list-item>
                      <text:p text:style-name="P85"><text:span text:style-name="T2">S = Σ</text:span><text:span text:style-name="T133">t</text:span><text:span text:style-name="T132">=0</text:span><text:span text:style-name="T105">T</text:span><text:span text:style-name="T151">（</text:span><text:span text:style-name="T2">v(</text:span><text:span text:style-name="T14">t</text:span><text:span text:style-name="T2">)</text:span><text:span text:style-name="T151">）</text:span><text:span text:style-name="T2">。</text:span></text:p>
                    </text:list-item>
                    <text:list-item>
                      <text:p text:style-name="P86"><text:span text:style-name="T1">S = </text:span><text:span text:style-name="T74">v * T</text:span><text:span text:style-name="T152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<text:bookmark-start text:name="次方坐標系"/>次方<text:bookmark-end text:name="次方坐標系"/>座標系</text:p>
          <text:list>
            <text:list-item>
              <text:p text:style-name="P107"><text:span text:style-name="T21">n</text:span><text:span text:style-name="T16">元</text:span><text:span text:style-name="T173">m</text:span><text:span text:style-name="T174">次</text:span><text:span text:style-name="T16">方程</text:span><text:span text:style-name="T154">式 </text:span><text:span text:style-name="T175">↔</text:span><text:span text:style-name="T156">（</text:span><text:span text:style-name="T21">n</text:span><text:span text:style-name="T20">+1</text:span><text:span text:style-name="T19">）</text:span><text:span text:style-name="T154">維</text:span><text:span text:style-name="T152">次方座標系</text:span><text:span text:style-name="T153">。</text:span></text:p>
            </text:list-item>
            <text:list-item>
              <text:p text:style-name="P39"><text:span text:style-name="T152">明顯例子，</text:span><text:span text:style-name="T18">1元</text:span><text:span text:style-name="T155">方程式、</text:span><text:span text:style-name="T18">1元</text:span><text:span text:style-name="T21">2次</text:span><text:span text:style-name="T157">方程式</text:span><text:span text:style-name="T152">。</text:span></text:p>
              <text:list>
                <text:list-item>
                  <text:p text:style-name="P40"><text:span text:style-name="T17">假定，使用 2</text:span><text:span text:style-name="T154">維</text:span><text:span text:style-name="T152">次方座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41"><text:span text:style-name="T152">明顯例子，假定</text:span><text:span text:style-name="T2">，</text:span><text:span text:style-name="T21">y = </text:span><text:span text:style-name="T27">f(x)</text:span><text:span text:style-name="T21"> = a * x</text:span><text:span text:style-name="T106">2</text:span><text:span text:style-name="T21"> + b * x + c</text:span><text:span text:style-name="T152">。</text:span></text:p>
                  <text:list>
                    <text:list-item>
                      <text:p text:style-name="P42"><text:span text:style-name="T22">xy座</text:span><text:span text:style-name="T158">標系 出現（</text:span><text:span text:style-name="T22">1元2次</text:span><text:span text:style-name="T158">方程式 的）曲線</text:span><text:span text:style-name="T152">。</text:span></text:p>
                    </text:list-item>
                    <text:list-item>
                      <text:p text:style-name="P43"><text:span text:style-name="T17">假定，使用 2</text:span><text:span text:style-name="T154">維</text:span><text:span text:style-name="T152">次方座標系。</text:span></text:p>
                      <text:list>
                        <text:list-item>
                          <text:p text:style-name="P44"><text:span text:style-name="T17">2</text:span><text:span text:style-name="T154">維</text:span><text:span text:style-name="T152">次方座標系 出現 </text:span><text:span text:style-name="T159">三</text:span><text:span text:style-name="T152">個點。</text:span></text:p>
                          <text:list>
                            <text:list-item>
                              <text:p text:style-name="P45"><text:span text:style-name="T2">在 水平軸</text:span><text:span text:style-name="T23">=2、垂直軸=a 的 座標位置，有 </text:span><text:span text:style-name="T160">一個點</text:span><text:span text:style-name="T152">。</text:span></text:p>
                            </text:list-item>
                            <text:list-item>
                              <text:p text:style-name="P46"><text:span text:style-name="T2">在 水平軸</text:span><text:span text:style-name="T23">=1、垂直軸=b 的 座標位置，有 </text:span><text:span text:style-name="T160">一個點</text:span><text:span text:style-name="T152">。</text:span></text:p>
                            </text:list-item>
                            <text:list-item>
                              <text:p text:style-name="P39"><text:span text:style-name="T2">在 水平軸</text:span><text:span text:style-name="T23">=0、垂直軸=c 的 座標位置，有 </text:span><text:span text:style-name="T160">一個點</text:span><text:span text:style-name="T15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152">明顯例子，假定</text:span><text:span text:style-name="T2">，</text:span><text:span text:style-name="T21">y = </text:span><text:span text:style-name="T27">f(x)</text:span><text:span text:style-name="T21"> = a * x</text:span><text:span text:style-name="T106">2</text:span><text:span text:style-name="T21"> + b * x + c</text:span><text:span text:style-name="T30"> + d * x</text:span><text:span text:style-name="T107">-0.</text:span><text:span text:style-name="T109">1</text:span><text:span text:style-name="T30"> + e * x</text:span><text:span text:style-name="T107">-</text:span><text:span text:style-name="T108">π</text:span><text:span text:style-name="T152">。</text:span></text:p>
                  <text:list>
                    <text:list-item>
                      <text:p text:style-name="P39"><text:span text:style-name="T22">xy座</text:span><text:span text:style-name="T158">標系 出現（</text:span><text:span text:style-name="T22">1元</text:span><text:span text:style-name="T158">方程式 的）曲線</text:span><text:span text:style-name="T152">。</text:span></text:p>
                    </text:list-item>
                    <text:list-item>
                      <text:p text:style-name="P39"><text:span text:style-name="T17">假定，使用 2</text:span><text:span text:style-name="T154">維</text:span><text:span text:style-name="T152">次方座標系。</text:span></text:p>
                      <text:list>
                        <text:list-item>
                          <text:p text:style-name="P39"><text:span text:style-name="T17">2</text:span><text:span text:style-name="T154">維</text:span><text:span text:style-name="T152">次方座標系 出現 </text:span><text:span text:style-name="T164">五</text:span><text:span text:style-name="T152">個點。</text:span></text:p>
                          <text:list>
                            <text:list-item>
                              <text:p text:style-name="P39"><text:span text:style-name="T2">在 水平軸</text:span><text:span text:style-name="T23">=2、垂直軸=a 的 座標位置，有 </text:span><text:span text:style-name="T160">一個點</text:span><text:span text:style-name="T152">。</text:span></text:p>
                            </text:list-item>
                            <text:list-item>
                              <text:p text:style-name="P39"><text:span text:style-name="T2">在 水平軸</text:span><text:span text:style-name="T23">=1、垂直軸=b 的 座標位置，有 </text:span><text:span text:style-name="T160">一個點</text:span><text:span text:style-name="T152">。</text:span></text:p>
                            </text:list-item>
                            <text:list-item>
                              <text:p text:style-name="P39"><text:span text:style-name="T2">在 水平軸</text:span><text:span text:style-name="T23">=0、垂直軸=c 的 座標位置，有 </text:span><text:span text:style-name="T160">一個點</text:span><text:span text:style-name="T152">。</text:span></text:p>
                            </text:list-item>
                            <text:list-item>
                              <text:p text:style-name="P47"><text:span text:style-name="T2">在 水平軸</text:span><text:span text:style-name="T23">=</text:span><text:span text:style-name="T31">(</text:span><text:span text:style-name="T23">-0.</text:span><text:span text:style-name="T33">1</text:span><text:span text:style-name="T31">)</text:span><text:span text:style-name="T23">、垂直軸=</text:span><text:span text:style-name="T31">d</text:span><text:span text:style-name="T23"> 的 座標位置，有 </text:span><text:span text:style-name="T160">一個點</text:span><text:span text:style-name="T152">。</text:span></text:p>
                            </text:list-item>
                            <text:list-item>
                              <text:p text:style-name="P47"><text:span text:style-name="T2">在 水平軸</text:span><text:span text:style-name="T23">=</text:span><text:span text:style-name="T31">(</text:span><text:span text:style-name="T23">-</text:span><text:span text:style-name="T32">π</text:span><text:span text:style-name="T31">)</text:span><text:span text:style-name="T23">、垂直軸=</text:span><text:span text:style-name="T31">e</text:span><text:span text:style-name="T23"> 的 座標位置，有 </text:span><text:span text:style-name="T160">一個點</text:span><text:span text:style-name="T15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52">明顯例子，</text:span><text:span text:style-name="T24">n</text:span><text:span text:style-name="T18">元</text:span><text:span text:style-name="T155">方程式</text:span><text:span text:style-name="T152">、</text:span><text:span text:style-name="T24">n</text:span><text:span text:style-name="T18">元</text:span><text:span text:style-name="T21">m</text:span><text:span text:style-name="T18">次</text:span><text:span text:style-name="T155">方程式</text:span><text:span text:style-name="T152">。</text:span></text:p>
              <text:list>
                <text:list-item>
                  <text:p text:style-name="P49"><text:span text:style-name="T27">假定，</text:span><text:span text:style-name="T24">n</text:span><text:span text:style-name="T18">元</text:span><text:span text:style-name="T21">m</text:span><text:span text:style-name="T18">次</text:span><text:span text:style-name="T155">方程式</text:span><text:span text:style-name="T18"> = </text:span><text:span text:style-name="T27">f(x</text:span><text:span text:style-name="T135">1</text:span><text:span text:style-name="T28">, x</text:span><text:span text:style-name="T135">2</text:span><text:span text:style-name="T28">, …, x</text:span><text:span text:style-name="T135">n</text:span><text:span text:style-name="T27">)</text:span><text:span text:style-name="T152">。</text:span></text:p>
                </text:list-item>
                <text:list-item>
                  <text:p text:style-name="P49"><text:span text:style-name="T24">假定，使用（n+1）</text:span><text:span text:style-name="T154">維</text:span><text:span text:style-name="T152">次方座標系。</text:span></text:p>
                  <text:list>
                    <text:list-item>
                      <text:p text:style-name="P50"><text:span text:style-name="T152">假定，第</text:span><text:span text:style-name="T29">i</text:span><text:span text:style-name="T162">維、</text:span><text:span text:style-name="T152">第</text:span><text:span text:style-name="T25">i</text:span><text:span text:style-name="T152">軸 是 </text:span><text:span text:style-name="T21">x</text:span><text:span text:style-name="T134">i</text:span><text:span text:style-name="T152">次方維、</text:span><text:span text:style-name="T21">x</text:span><text:span text:style-name="T134">i</text:span><text:span text:style-name="T152">次方軸。</text:span></text:p>
                      <text:list>
                        <text:list-item>
                          <text:p text:style-name="P51"><text:span text:style-name="T26">n ≥ </text:span><text:span text:style-name="T25">i</text:span><text:span text:style-name="T26"> ≥ 1</text:span><text:span text:style-name="T152">。</text:span></text:p>
                        </text:list-item>
                        <text:list-item>
                          <text:p text:style-name="P52"><text:span text:style-name="T21">x</text:span><text:span text:style-name="T134">i</text:span><text:span text:style-name="T152">次方軸的 數值 是 </text:span><text:span text:style-name="T21">x</text:span><text:span text:style-name="T134">i</text:span><text:span text:style-name="T152">的 次方數。</text:span></text:p>
                        </text:list-item>
                      </text:list>
                    </text:list-item>
                    <text:list-item>
                      <text:p text:style-name="P53"><text:span text:style-name="T152">假定，第</text:span><text:span text:style-name="T24">（n+1）</text:span><text:span text:style-name="T162">維</text:span><text:span text:style-name="T152">、第</text:span><text:span text:style-name="T24">（n+1）</text:span><text:span text:style-name="T152">軸 是 係數</text:span><text:span text:style-name="T163">維</text:span><text:span text:style-name="T152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text:span text:style-name="T152">次方座標系 </text:span><text:span text:style-name="T161">有機率出現 點、線、面、體、直線、曲線、</text:span><text:span text:style-name="T22">1元2次</text:span><text:span text:style-name="T158">方程式</text:span><text:span text:style-name="T161">、圓、正方形、正方體</text:span><text:span text:style-name="T152">。</text:span></text:p>
            </text:list-item>
            <text:list-item>
              <text:p text:style-name="P5">次方座標系的 分形。</text:p>
              <text:list>
                <text:list-item>
                  <text:p text:style-name="P55"><text:span text:style-name="T27">明顯例子，F(</text:span><text:span text:style-name="T34">f</text:span><text:span text:style-name="T136">1</text:span><text:span text:style-name="T27">(</text:span><text:span text:style-name="T34">a</text:span><text:span text:style-name="T135">1</text:span><text:span text:style-name="T28">, </text:span><text:span text:style-name="T34">a</text:span><text:span text:style-name="T135">2</text:span><text:span text:style-name="T28">, …, </text:span><text:span text:style-name="T34">a</text:span><text:span text:style-name="T136">i</text:span><text:span text:style-name="T27">)</text:span><text:span text:style-name="T28">, </text:span><text:span text:style-name="T34">f</text:span><text:span text:style-name="T136">2</text:span><text:span text:style-name="T27">(</text:span><text:span text:style-name="T35">b</text:span><text:span text:style-name="T135">1</text:span><text:span text:style-name="T28">, </text:span><text:span text:style-name="T35">b</text:span><text:span text:style-name="T135">2</text:span><text:span text:style-name="T28">, …, </text:span><text:span text:style-name="T35">b</text:span><text:span text:style-name="T136">j</text:span><text:span text:style-name="T27">)</text:span><text:span text:style-name="T28">, …, </text:span><text:span text:style-name="T34">f</text:span><text:span text:style-name="T136">n</text:span><text:span text:style-name="T27">(</text:span><text:span text:style-name="T35">c</text:span><text:span text:style-name="T135">1</text:span><text:span text:style-name="T28">, </text:span><text:span text:style-name="T35">c</text:span><text:span text:style-name="T135">2</text:span><text:span text:style-name="T28">, …, </text:span><text:span text:style-name="T35">c</text:span><text:span text:style-name="T136">k</text:span><text:span text:style-name="T27">))</text:span><text:span text:style-name="T152">。</text:span></text:p>
                  <text:list>
                    <text:list-item>
                      <text:p text:style-name="P56"><text:span text:style-name="T152">明顯例子，假定</text:span><text:span text:style-name="T2">，</text:span><text:span text:style-name="T36">F</text:span><text:span text:style-name="T27">(</text:span><text:span text:style-name="T34">f</text:span><text:span text:style-name="T136">1</text:span><text:span text:style-name="T27">(…))</text:span><text:span text:style-name="T21"> = a * </text:span><text:span text:style-name="T34">f</text:span><text:span text:style-name="T136">1</text:span><text:span text:style-name="T27">(…)</text:span><text:span text:style-name="T106">2</text:span><text:span text:style-name="T21"> + b * </text:span><text:span text:style-name="T34">f</text:span><text:span text:style-name="T136">1</text:span><text:span text:style-name="T27">(…)</text:span><text:span text:style-name="T21"> + c</text:span><text:span text:style-name="T152">。</text:span></text:p>
                    </text:list-item>
                  </text:list>
                </text:list-item>
                <text:list-item>
                  <text:p text:style-name="P57"><text:span text:style-name="T152">明顯例子，假定，次方座標系 出現</text:span><text:span text:style-name="T158">（</text:span><text:span text:style-name="T22">1元2次</text:span><text:span text:style-name="T158">方程式 的）曲線</text:span><text:span text:style-name="T152">。</text:span></text:p>
                  <text:list>
                    <text:list-item>
                      <text:p text:style-name="P57"><text:span text:style-name="T2">(次方座標系)</text:span><text:span text:style-name="T122">2</text:span><text:span text:style-name="T49"> 出現 三個點</text:span><text:span text:style-name="T152">。</text:span></text:p>
                      <text:list>
                        <text:list-item>
                          <text:p text:style-name="P57"><text:span text:style-name="T2">(次方座標系)</text:span><text:span text:style-name="T122">2</text:span><text:span text:style-name="T152"> 是 </text:span><text:span text:style-name="T2">次方座標系的 次方座標系</text:span><text:span text:style-name="T15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8"><text:span text:style-name="T27">抽象例子，F(？？？) = 某一特定函數</text:span><text:span text:style-name="T152">。</text:span></text:p>
                  <text:list>
                    <text:list-item>
                      <text:p text:style-name="P59"><text:span text:style-name="T152">明顯例子，假定</text:span><text:span text:style-name="T2">，</text:span><text:span text:style-name="T27">F(？？？)</text:span><text:span text:style-name="T21"> = a * x</text:span><text:span text:style-name="T117">2*</text:span><text:span text:style-name="T116">y</text:span><text:span text:style-name="T21"> + b * x</text:span><text:span text:style-name="T116">y</text:span><text:span text:style-name="T21"> + c</text:span><text:span text:style-name="T152">。</text:span></text:p>
                    </text:list-item>
                    <text:list-item>
                      <text:p text:style-name="P58"><text:span text:style-name="T152">明顯例子，假定</text:span><text:span text:style-name="T2">，</text:span><text:span text:style-name="T27">F(？？？)</text:span><text:span text:style-name="T21"> = a * x</text:span><text:span text:style-name="T116">y</text:span><text:span text:style-name="T110">^2+</text:span><text:span text:style-name="T118">2*</text:span><text:span text:style-name="T116">y</text:span><text:span text:style-name="T110">+1</text:span><text:span text:style-name="T21"> + b * x</text:span><text:span text:style-name="T116">y</text:span><text:span text:style-name="T110">^3+</text:span><text:span text:style-name="T116">y</text:span><text:span text:style-name="T110">+</text:span><text:span text:style-name="T111">1</text:span><text:span text:style-name="T21"> + c</text:span><text:span text:style-name="T116">y</text:span><text:span text:style-name="T110">^2+</text:span><text:span text:style-name="T116">y</text:span><text:span text:style-name="T110">+</text:span><text:span text:style-name="T111">3</text:span><text:span text:style-name="T21"> * x</text:span><text:span text:style-name="T115">x</text:span><text:span text:style-name="T110">^3+</text:span><text:span text:style-name="T115">x</text:span><text:span text:style-name="T110">+</text:span><text:span text:style-name="T114">3</text:span><text:span text:style-name="T27">。</text:span></text:p>
                    </text:list-item>
                    <text:list-item>
                      <text:p text:style-name="P58"><text:span text:style-name="T152">明顯例子，假定</text:span><text:span text:style-name="T2">，</text:span><text:span text:style-name="T27">F(？？？)</text:span><text:span text:style-name="T21"> = a * x</text:span><text:span text:style-name="T119">x</text:span><text:span text:style-name="T110">^2+</text:span><text:span text:style-name="T118">2*</text:span><text:span text:style-name="T119">y</text:span><text:span text:style-name="T110">+1</text:span><text:span text:style-name="T21"> + b * </text:span><text:span text:style-name="T37">y</text:span><text:span text:style-name="T116">y</text:span><text:span text:style-name="T110">^3+</text:span><text:span text:style-name="T116">y</text:span><text:span text:style-name="T120">+</text:span><text:span text:style-name="T113">x</text:span><text:span text:style-name="T21"> + c</text:span><text:span text:style-name="T112">x</text:span><text:span text:style-name="T110">^2+</text:span><text:span text:style-name="T116">y</text:span><text:span text:style-name="T110">+</text:span><text:span text:style-name="T111">3</text:span><text:span text:style-name="T21"> * x</text:span><text:span text:style-name="T115">x</text:span><text:span text:style-name="T110">^3+</text:span><text:span text:style-name="T115">x</text:span><text:span text:style-name="T110">+</text:span><text:span text:style-name="T114">3</text:span><text:span text:style-name="T27">。</text:span></text:p>
                    </text:list-item>
                  </text:list>
                </text:list-item>
              </text:list>
            </text:list-item>
            <text:list-item>
              <text:p text:style-name="P77">次方座標系的 拓展。</text:p>
              <text:list>
                <text:list-item>
                  <text:p text:style-name="P60"><text:span text:style-name="T27">明顯例子，直角座標系 →</text:span><text:span text:style-name="T39"> </text:span><text:span text:style-name="T27">次方座標系、直角型次方座標系。</text:span></text:p>
                </text:list-item>
                <text:list-item>
                  <text:p text:style-name="P61"><text:span text:style-name="T27">明顯例子，極座標系 →</text:span><text:span text:style-name="T39"> </text:span><text:span text:style-name="T27">極型次方座標系。</text:span></text:p>
                </text:list-item>
                <text:list-item>
                  <text:p text:style-name="P62"><text:span text:style-name="T27">明顯例子，圓柱座標系 →</text:span><text:span text:style-name="T39"> </text:span><text:span text:style-name="T27">圓柱型次方座標系。</text:span></text:p>
                </text:list-item>
                <text:list-item>
                  <text:p text:style-name="P63"><text:span text:style-name="T27">明顯例子，</text:span><text:span text:style-name="T167">重心</text:span><text:span text:style-name="T52">座標系</text:span><text:span text:style-name="T27"> →</text:span><text:span text:style-name="T39"> </text:span><text:span text:style-name="T167">重心</text:span><text:span text:style-name="T27">型次方座標系。</text:span></text:p>
                  <text:list>
                    <text:list-item>
                      <text:p text:style-name="P79"><text:span text:style-name="T27">（重心座標系 的 相關描述在 </text:span><text:span text:style-name="T83">新生之書</text:span><text:span text:style-name="T84">的 </text:span><text:span text:style-name="T83">數學</text:span><text:span text:style-name="T27"> 文件群的 </text:span><text:span text:style-name="T83">重心坐標系</text:span><text:span text:style-name="T27">）</text:span></text:p>
                    </text:list-item>
                  </text:list>
                </text:list-item>
                <text:list-item>
                  <text:p text:style-name="P64"><text:span text:style-name="T27">明顯例子，</text:span><text:span text:style-name="T52"> </text:span><text:span text:style-name="T168">放射狀型</text:span><text:span text:style-name="T27">座標系 →</text:span><text:span text:style-name="T39"> </text:span><text:span text:style-name="T168">放射狀</text:span><text:span text:style-name="T27">型次方座標系。</text:span></text:p>
                  <text:list>
                    <text:list-item>
                      <text:p text:style-name="P80"><text:span text:style-name="T84">（放射狀型座標系 的 相關描述在 </text:span><text:span text:style-name="T83">新生之書</text:span><text:span text:style-name="T84">的 </text:span><text:span text:style-name="T83">_</text:span><text:span text:style-name="T84"> 文件群的 </text:span><text:span text:style-name="T83">n維</text:span><text:span text:style-name="T84">）</text:span></text:p>
                    </text:list-item>
                  </text:list>
                </text:list-item>
              </text:list>
            </text:list-item>
            <text:list-item>
              <text:p text:style-name="P65"><text:span text:style-name="T27">抽象例子，</text:span><text:span text:style-name="T152">次方座標系、其他座標系 的 變形、混和、混搭</text:span><text:span text:style-name="T166">。</text:span></text:p>
              <text:list>
                <text:list-item>
                  <text:p text:style-name="P66"><text:span text:style-name="T27">明顯例子</text:span><text:span text:style-name="T2">，假定，</text:span><text:span text:style-name="T21">f(x) = a * x</text:span><text:span text:style-name="T106">2</text:span><text:span text:style-name="T21"> + b * x + c</text:span><text:span text:style-name="T157">。</text:span></text:p>
                  <text:list>
                    <text:list-item>
                      <text:p text:style-name="P67"><text:span text:style-name="T17">假定，使用 </text:span><text:span text:style-name="T38">3</text:span><text:span text:style-name="T154">維</text:span><text:span text:style-name="T178">（</text:span><text:span text:style-name="T152">次方座標系、</text:span><text:span text:style-name="T44">x</text:span><text:span text:style-name="T177">座標系）混搭型座標系</text:span><text:span text:style-name="T152">。</text:span></text:p>
                      <text:list>
                        <text:list-item>
                          <text:p text:style-name="P6"><text:span text:style-name="T152">假定，</text:span><text:span text:style-name="T2">水平</text:span><text:span text:style-name="T152">軸 是 </text:span><text:span text:style-name="T76">x</text:span><text:span text:style-name="T152">次方軸。</text:span></text:p>
                        </text:list-item>
                        <text:list-item>
                          <text:p text:style-name="P6">假定，垂直軸 是 係數軸。</text:p>
                        </text:list-item>
                        <text:list-item>
                          <text:p text:style-name="P6"><text:span text:style-name="T2">假定，</text:span><text:span text:style-name="T152">高度</text:span><text:span text:style-name="T2">軸 是 </text:span><text:span text:style-name="T44">x</text:span><text:span text:style-name="T2">軸</text:span><text:span text:style-name="T17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8"><text:span text:style-name="T27">明顯例子</text:span><text:span text:style-name="T2">，假定，</text:span><text:span text:style-name="T21">f(x, </text:span><text:span text:style-name="T41">y</text:span><text:span text:style-name="T21">) = a * x</text:span><text:span text:style-name="T106">2</text:span><text:span text:style-name="T21"> + b * </text:span><text:span text:style-name="T42">x</text:span><text:span text:style-name="T21"> + c + </text:span><text:span text:style-name="T42">d * y</text:span><text:span text:style-name="T121">2</text:span><text:span text:style-name="T157">。</text:span></text:p>
                  <text:list>
                    <text:list-item>
                      <text:p text:style-name="P69"><text:span text:style-name="T17">假定，使用 </text:span><text:span text:style-name="T38">3</text:span><text:span text:style-name="T154">維</text:span><text:span text:style-name="T178">（</text:span><text:span text:style-name="T152">次方座標系、</text:span><text:span text:style-name="T48">y</text:span><text:span text:style-name="T177">座標系）混搭型座標系</text:span><text:span text:style-name="T152">。</text:span></text:p>
                      <text:list>
                        <text:list-item>
                          <text:p text:style-name="P6"><text:span text:style-name="T152">假定，</text:span>水平<text:span text:style-name="T152">軸 是</text:span><text:span text:style-name="T2"> </text:span><text:span text:style-name="T43">x</text:span>次方<text:span text:style-name="T152">軸。</text:span></text:p>
                        </text:list-item>
                        <text:list-item>
                          <text:p text:style-name="P6"><text:span text:style-name="T152">假定，垂直軸 </text:span><text:span text:style-name="T2">是 </text:span><text:span text:style-name="T152">係數軸。</text:span></text:p>
                        </text:list-item>
                        <text:list-item>
                          <text:p text:style-name="P6">假定，<text:span text:style-name="T152">高度</text:span>軸 是 <text:span text:style-name="T77">y</text:span>軸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126">2</text:span>。</text:p>
                  <text:list>
                    <text:list-item>
                      <text:p text:style-name="P8">明顯例子，假定，次方座標系 出現<text:span text:style-name="T182">（</text:span><text:span text:style-name="T75">1元2次</text:span><text:span text:style-name="T182">方程式 的）曲線。</text:span></text:p>
                      <text:list>
                        <text:list-item>
                          <text:p text:style-name="P8"><text:span text:style-name="T2">(次方座標系)</text:span><text:span text:style-name="T126">2</text:span><text:span text:style-name="T78"> 出現 三個點</text:span>。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78"> 出現（第二種）</text:span><text:span text:style-name="T182">（</text:span><text:span text:style-name="T75">1元2次</text:span><text:span text:style-name="T182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79">v = v</text:span><text:span text:style-name="T144">0</text:span><text:span text:style-name="T79"> + a * t</text:span><text:span text:style-name="T183">。</text:span></text:p>
                  <text:list>
                    <text:list-item>
                      <text:p text:style-name="P11">已知，<text:span text:style-name="T79">v = S / t = S * </text:span><text:span text:style-name="T80">t</text:span><text:span text:style-name="T128">-1</text:span>。</text:p>
                    </text:list-item>
                    <text:list-item>
                      <text:p text:style-name="P11">已知，<text:span text:style-name="T79">a = S / t</text:span><text:span text:style-name="T127">2</text:span><text:span text:style-name="T79"> = S * </text:span><text:span text:style-name="T80">t</text:span><text:span text:style-name="T128">-2</text:span><text:span text:style-name="T183">。</text:span></text:p>
                    </text:list-item>
                    <text:list-item>
                      <text:p text:style-name="P11"><text:span text:style-name="T45">次方座標系</text:span>。</text:p>
                      <text:list>
                        <text:list-item>
                          <text:p text:style-name="P70"><text:span text:style-name="T2">在 水平軸</text:span><text:span text:style-name="T23">=</text:span><text:span text:style-name="T40">0</text:span><text:span text:style-name="T23">、垂直軸=</text:span><text:span text:style-name="T50">v</text:span><text:span text:style-name="T137">0</text:span><text:span text:style-name="T23"> 的 座標位置，有 </text:span><text:span text:style-name="T160">一個點</text:span><text:span text:style-name="T2">。</text:span></text:p>
                        </text:list-item>
                        <text:list-item>
                          <text:p text:style-name="P70"><text:span text:style-name="T2">在 水平軸</text:span><text:span text:style-name="T23">=-</text:span><text:span text:style-name="T40">1</text:span><text:span text:style-name="T23">、垂直軸=S 的 座標位置，有 </text:span><text:span text:style-name="T160">一個點</text:span><text:span text:style-name="T152">。</text:span></text:p>
                        </text:list-item>
                        <text:list-item>
                          <text:p text:style-name="P71"><text:span text:style-name="T2">在 水平軸</text:span><text:span text:style-name="T23">=-</text:span><text:span text:style-name="T40">2</text:span><text:span text:style-name="T23">、垂直軸=S*</text:span><text:span text:style-name="T40">t</text:span><text:span text:style-name="T23"> 的 座標位置，有 </text:span><text:span text:style-name="T160">一個點</text:span><text:span text:style-name="T152">。</text:span></text:p>
                        </text:list-item>
                      </text:list>
                    </text:list-item>
                    <text:list-item>
                      <text:p text:style-name="P12"><text:span text:style-name="T45">次方座標系</text:span>。</text:p>
                      <text:list>
                        <text:list-item>
                          <text:p text:style-name="P71"><text:span text:style-name="T2">在 水平軸</text:span><text:span text:style-name="T23">=</text:span><text:span text:style-name="T40">0</text:span><text:span text:style-name="T23">、垂直軸=</text:span><text:span text:style-name="T50">v</text:span><text:span text:style-name="T137">0</text:span><text:span text:style-name="T23"> 的 座標位置，有 </text:span><text:span text:style-name="T160">一個點</text:span><text:span text:style-name="T2">。</text:span></text:p>
                          <text:list>
                            <text:list-item>
                              <text:p text:style-name="P87"><text:span text:style-name="T165">已知，</text:span><text:span text:style-name="T50">v = v</text:span><text:span text:style-name="T137">0</text:span><text:span text:style-name="T50"> + a * t</text:span><text:span text:style-name="T2">。</text:span></text:p>
                              <text:list>
                                <text:list-item>
                                  <text:p text:style-name="P87"><text:span text:style-name="T50">v = v</text:span><text:span text:style-name="T137">0</text:span><text:span text:style-name="T50"> + S * </text:span><text:span text:style-name="T40">t</text:span><text:span text:style-name="T123">-2</text:span><text:span text:style-name="T50"> * t</text:span><text:span text:style-name="T2">。</text:span></text:p>
                                </text:list-item>
                                <text:list-item>
                                  <text:p text:style-name="P87"><text:span text:style-name="T50">v = v</text:span><text:span text:style-name="T137">0</text:span><text:span text:style-name="T50"> + v</text:span><text:span text:style-name="T2">。</text:span></text:p>
                                </text:list-item>
                                <text:list-item>
                                  <text:p text:style-name="P72"><text:span text:style-name="T51">0</text:span><text:span text:style-name="T50"> = v</text:span><text:span text:style-name="T137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9">v = v</text:span><text:span text:style-name="T144">0</text:span><text:span text:style-name="T79"> + a * t</text:span>，在 次方座標系 是 離散化、三個點、一個點。</text:p>
                    </text:list-item>
                  </text:list>
                </text:list-item>
                <text:list-item>
                  <text:p text:style-name="P14">明顯例子，假定，<text:span text:style-name="T82">f(t)</text:span><text:span text:style-name="T81"> = </text:span><text:span text:style-name="T184">f(</text:span><text:span text:style-name="T185">S,</text:span><text:span text:style-name="T184">t,</text:span><text:span text:style-name="T187">dx,</text:span><text:span text:style-name="T185">n</text:span><text:span text:style-name="T184">)</text:span><text:span text:style-name="T186"> =</text:span><text:span text:style-name="T81"> (</text:span><text:span text:style-name="T82">S / t</text:span><text:span text:style-name="T129">1*dx</text:span><text:span text:style-name="T82">) + </text:span><text:span text:style-name="T81">(</text:span><text:span text:style-name="T82">S / t</text:span><text:span text:style-name="T129">2*dx</text:span><text:span text:style-name="T82">) + … + </text:span><text:span text:style-name="T81">(</text:span><text:span text:style-name="T82">S / t</text:span><text:span text:style-name="T129">n*dx</text:span><text:span text:style-name="T82">)</text:span>。</text:p>
                  <text:list>
                    <text:list-item>
                      <text:p text:style-name="P15"><text:span text:style-name="T2">d</text:span><text:span text:style-name="T46">x</text:span><text:span text:style-name="T2"> 是（</text:span><text:span text:style-name="T47">x）</text:span><text:span text:style-name="T2">無限趨近於零的 數值</text:span>。</text:p>
                    </text:list-item>
                    <text:list-item>
                      <text:p text:style-name="P16"><text:span text:style-name="T82">f(t)，</text:span><text:span text:style-name="T181">在 次方座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176">↔</text:span><text:span text:style-name="T188"> 連續空間線、連續時空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181">次方座標系</text:span><text:span text:style-name="T55">(和 其他座標系 一樣也)</text:span><text:span text:style-name="T181">能 幾何作圖、加減乘除、微積分、方程式運算、數學模型</text:span>。</text:p>
            </text:list-item>
          </text:list>
        </text:list-item>
        <text:list-item>
          <text:p text:style-name="P19"><text:bookmark-start text:name="第a層級座標系"/><text:span text:style-name="T190">第</text:span><text:span text:style-name="T85">a</text:span><text:span text:style-name="T190">層級</text:span>座標系<text:bookmark-end text:name="第a層級座標系"/></text:p>
          <text:list>
            <text:list-item>
              <text:p text:style-name="P20">座標系<text:span text:style-name="T191">層級</text:span><text:span text:style-name="T1"> </text:span><text:span text:style-name="T176">↔</text:span> <text:span text:style-name="T191">符號層級</text:span>。</text:p>
              <text:list>
                <text:list-item>
                  <text:p text:style-name="P81"><text:span text:style-name="T84">（符號層級 的 相關描述在 </text:span><text:span text:style-name="T83">新生之書</text:span><text:span text:style-name="T84">的 </text:span><text:span text:style-name="T83">數學</text:span><text:span text:style-name="T84"> 文件群的 </text:span><text:span text:style-name="T83">符號層級</text:span><text:span text:style-name="T84">）</text:span></text:p>
                </text:list-item>
              </text:list>
            </text:list-item>
            <text:list-item>
              <text:p text:style-name="P19"><text:span text:style-name="T190">第</text:span><text:span text:style-name="T85">a</text:span><text:span text:style-name="T190">層級</text:span>座標系。</text:p>
              <text:list>
                <text:list-item>
                  <text:p text:style-name="P21"><text:span text:style-name="T181">明顯例子，第</text:span><text:span text:style-name="T86">1</text:span><text:span text:style-name="T181">層級</text:span>座標系<text:span text:style-name="T1"> </text:span><text:span text:style-name="T176">↔</text:span> <text:span text:style-name="T181">加法</text:span>座標系<text:span text:style-name="T181">、減法</text:span>座標系、<text:span text:style-name="T88">數值</text:span>座標系。</text:p>
                  <text:list>
                    <text:list-item>
                      <text:p text:style-name="P22"><text:span text:style-name="T88">數值</text:span>座標系 <text:span text:style-name="T87">的 </text:span><text:span text:style-name="T181">明顯例子，</text:span><text:span text:style-name="T84">直角座標系、極座標系、圓柱座標系</text:span>。</text:p>
                    </text:list-item>
                  </text:list>
                </text:list-item>
                <text:list-item>
                  <text:p text:style-name="P23"><text:span text:style-name="T181">明顯例子，第</text:span><text:span text:style-name="T86">2</text:span><text:span text:style-name="T181">層級</text:span>座標系<text:span text:style-name="T1"> </text:span><text:span text:style-name="T176">↔</text:span> <text:span text:style-name="T181">乘法</text:span>座標系<text:span text:style-name="T181">、除法</text:span>座標系。</text:p>
                </text:list-item>
                <text:list-item>
                  <text:p text:style-name="P24"><text:span text:style-name="T181">明顯例子，第</text:span><text:span text:style-name="T86">3</text:span><text:span text:style-name="T181">層級</text:span>座標系<text:span text:style-name="T1"> </text:span><text:span text:style-name="T176">↔</text:span> <text:span text:style-name="T189">次方</text:span>座標系<text:span text:style-name="T181">、</text:span><text:span text:style-name="T104">log</text:span>座標系。</text:p>
                </text:list-item>
              </text:list>
            </text:list-item>
            <text:list-item>
              <text:p text:style-name="P25"><text:span text:style-name="T181">乘法</text:span>座標系。</text:p>
              <text:list>
                <text:list-item>
                  <text:p text:style-name="P26"><text:span text:style-name="T181">明顯例子，假定，</text:span><text:span text:style-name="T82">f(t)</text:span><text:span text:style-name="T81"> = (</text:span><text:span text:style-name="T92">a</text:span><text:span text:style-name="T145">1</text:span><text:span text:style-name="T82"> * </text:span><text:span text:style-name="T96">1</text:span><text:span text:style-name="T82"> * t) + </text:span><text:span text:style-name="T81">(</text:span><text:span text:style-name="T92">a</text:span><text:span text:style-name="T145">2</text:span><text:span text:style-name="T82"> * </text:span><text:span text:style-name="T90">2</text:span><text:span text:style-name="T89"> * </text:span><text:span text:style-name="T82">t) + … + </text:span><text:span text:style-name="T81">(</text:span><text:span text:style-name="T92">a</text:span><text:span text:style-name="T145">n</text:span><text:span text:style-name="T82"> * </text:span><text:span text:style-name="T90">n</text:span><text:span text:style-name="T89"> * </text:span><text:span text:style-name="T82">t)</text:span>。</text:p>
                  <text:list>
                    <text:list-item>
                      <text:p text:style-name="P27"><text:span text:style-name="T82">f(t)</text:span><text:span text:style-name="T81"> = </text:span><text:span text:style-name="T94">Σ</text:span><text:span text:style-name="T146">i=0</text:span><text:span text:style-name="T130">n</text:span><text:span text:style-name="T81">(</text:span><text:span text:style-name="T92">a</text:span><text:span text:style-name="T146">i</text:span><text:span text:style-name="T82"> * </text:span><text:span text:style-name="T94">i</text:span><text:span text:style-name="T89"> * </text:span><text:span text:style-name="T82">t)</text:span><text:span text:style-name="T87">。</text:span></text:p>
                      <text:list>
                        <text:list-item>
                          <text:p text:style-name="P28"><text:span text:style-name="T87">在 水平軸</text:span><text:span text:style-name="T93">=</text:span><text:span text:style-name="T95">i</text:span><text:span text:style-name="T93">、垂直軸=</text:span><text:span text:style-name="T92">a</text:span><text:span text:style-name="T146">i</text:span><text:span text:style-name="T93"> 的 座標位置，有 </text:span><text:span text:style-name="T192">一個點</text:span><text:span text:style-name="T82">。</text:span></text:p>
                        </text:list-item>
                      </text:list>
                    </text:list-item>
                    <text:list-item>
                      <text:p text:style-name="P25"><text:span text:style-name="T82">f(t)，</text:span><text:span text:style-name="T181">在 乘法座標系</text:span><text:span text:style-name="T1"> 是</text:span> <text:span text:style-name="T181">離散化、</text:span><text:span text:style-name="T104">n</text:span><text:span text:style-name="T181">個點</text:span>。</text:p>
                    </text:list-item>
                  </text:list>
                </text:list-item>
                <text:list-item>
                  <text:p text:style-name="P26"><text:span text:style-name="T181">明顯例子，假定，</text:span><text:span text:style-name="T82">f(t)</text:span><text:span text:style-name="T81"> = (</text:span><text:span text:style-name="T92">a</text:span><text:span text:style-name="T145">1</text:span><text:span text:style-name="T82"> * </text:span><text:span text:style-name="T98">1*d</text:span><text:span text:style-name="T89">x</text:span><text:span text:style-name="T82"> * t) + </text:span><text:span text:style-name="T81">(</text:span><text:span text:style-name="T92">a</text:span><text:span text:style-name="T145">2</text:span><text:span text:style-name="T82"> * </text:span><text:span text:style-name="T90">2</text:span><text:span text:style-name="T82">*</text:span><text:span text:style-name="T98">d</text:span><text:span text:style-name="T89">x * </text:span><text:span text:style-name="T82">t) + … + </text:span><text:span text:style-name="T81">(</text:span><text:span text:style-name="T92">a</text:span><text:span text:style-name="T145">n</text:span><text:span text:style-name="T82"> * </text:span><text:span text:style-name="T90">n</text:span><text:span text:style-name="T82">*</text:span><text:span text:style-name="T98">d</text:span><text:span text:style-name="T89">x * </text:span><text:span text:style-name="T82">t)</text:span>。</text:p>
                  <text:list>
                    <text:list-item>
                      <text:p text:style-name="P29"><text:span text:style-name="T104">d</text:span><text:span text:style-name="T89">x</text:span><text:span text:style-name="T88"> 是（</text:span><text:span text:style-name="T91">x）</text:span><text:span text:style-name="T88">無限趨近於零的 數值</text:span><text:span text:style-name="T82">。</text:span></text:p>
                    </text:list-item>
                    <text:list-item>
                      <text:p text:style-name="P30"><text:span text:style-name="T82">f(t)</text:span><text:span text:style-name="T81"> =</text:span><text:span text:style-name="T150">∫</text:span><text:span text:style-name="T146">0</text:span><text:span text:style-name="T130">n</text:span><text:span text:style-name="T81">(</text:span><text:span text:style-name="T92">a</text:span><text:span text:style-name="T146">i</text:span><text:span text:style-name="T82"> * </text:span><text:span text:style-name="T94">i </text:span><text:span text:style-name="T82">* </text:span><text:span text:style-name="T99">d</text:span><text:span text:style-name="T89">x * </text:span><text:span text:style-name="T82">t)</text:span><text:span text:style-name="T88">d</text:span><text:span text:style-name="T97">i</text:span><text:span text:style-name="T87">。</text:span></text:p>
                      <text:list>
                        <text:list-item>
                          <text:p text:style-name="P31"><text:span text:style-name="T87">在 水平軸</text:span><text:span text:style-name="T93">=(</text:span><text:span text:style-name="T95">i </text:span><text:span text:style-name="T82">* </text:span><text:span text:style-name="T100">d</text:span><text:span text:style-name="T89">x)</text:span><text:span text:style-name="T93">、垂直軸=</text:span><text:span text:style-name="T92">a</text:span><text:span text:style-name="T146">i</text:span><text:span text:style-name="T93"> 的 座標位置，有 </text:span><text:span text:style-name="T192">一個點</text:span><text:span text:style-name="T82">。</text:span></text:p>
                        </text:list-item>
                      </text:list>
                    </text:list-item>
                    <text:list-item>
                      <text:p text:style-name="P32"><text:span text:style-name="T82">f(t)，</text:span><text:span text:style-name="T181">在 乘法座標系</text:span><text:span text:style-name="T1"> 是</text:span> 連續化、連續線、連續時間線<text:span text:style-name="T181">。</text:span></text:p>
                    </text:list-item>
                  </text:list>
                </text:list-item>
                <text:list-item>
                  <text:p text:style-name="P33"><text:span text:style-name="T181">明顯例子，假定，</text:span><text:span text:style-name="T82">f(t)</text:span><text:span text:style-name="T81"> = </text:span><text:span text:style-name="T55">a * x</text:span><text:span text:style-name="T106">2</text:span><text:span text:style-name="T21"> + b * x + c</text:span>。</text:p>
                  <text:list>
                    <text:list-item>
                      <text:p text:style-name="P33"><text:span text:style-name="T101">2</text:span><text:span text:style-name="T193">維乘法</text:span>座標系<text:span text:style-name="T101">。</text:span></text:p>
                      <text:list>
                        <text:list-item>
                          <text:p text:style-name="P33"><text:span text:style-name="T101">2</text:span><text:span text:style-name="T193">維乘法</text:span>座標系<text:span text:style-name="T87">。</text:span></text:p>
                          <text:list>
                            <text:list-item>
                              <text:p text:style-name="P33"><text:span text:style-name="T87">第</text:span><text:span text:style-name="T101">1</text:span><text:span text:style-name="T193">維、</text:span><text:span text:style-name="T87">第</text:span><text:span text:style-name="T101">1</text:span><text:span text:style-name="T87">軸 是 </text:span><text:span text:style-name="T55">x</text:span><text:span text:style-name="T193">乘法軸</text:span><text:span text:style-name="T87">。</text:span></text:p>
                            </text:list-item>
                            <text:list-item>
                              <text:p text:style-name="P33"><text:span text:style-name="T87">第</text:span><text:span text:style-name="T101">2</text:span><text:span text:style-name="T193">維、</text:span><text:span text:style-name="T87">第</text:span><text:span text:style-name="T101">2</text:span><text:span text:style-name="T87">軸 是 </text:span><text:span text:style-name="T189">係數軸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101">2</text:span><text:span text:style-name="T193">維乘法</text:span>座標系<text:span text:style-name="T87">。</text:span></text:p>
                          <text:list>
                            <text:list-item>
                              <text:p text:style-name="P33"><text:span text:style-name="T87">在 第</text:span><text:span text:style-name="T101">1</text:span><text:span text:style-name="T87">軸</text:span><text:span text:style-name="T93">=</text:span><text:span text:style-name="T55">x</text:span><text:span text:style-name="T93">、</text:span><text:span text:style-name="T87">第</text:span><text:span text:style-name="T101">2</text:span><text:span text:style-name="T87">軸</text:span><text:span text:style-name="T93">=</text:span><text:span text:style-name="T92">a</text:span><text:span text:style-name="T93"> 的 座標位置，有 </text:span><text:span text:style-name="T192">一條直線</text:span><text:span text:style-name="T87">。</text:span></text:p>
                            </text:list-item>
                            <text:list-item>
                              <text:p text:style-name="P33"><text:span text:style-name="T87">在 第</text:span><text:span text:style-name="T101">1</text:span><text:span text:style-name="T87">軸</text:span><text:span text:style-name="T93">=</text:span><text:span text:style-name="T101">1</text:span><text:span text:style-name="T93">、</text:span><text:span text:style-name="T87">第</text:span><text:span text:style-name="T101">2</text:span><text:span text:style-name="T87">軸</text:span><text:span text:style-name="T93">=</text:span><text:span text:style-name="T21">b</text:span><text:span text:style-name="T93"> 的 座標位置，有 </text:span><text:span text:style-name="T192">一個點</text:span><text:span text:style-name="T87">。</text:span></text:p>
                            </text:list-item>
                            <text:list-item>
                              <text:p text:style-name="P33"><text:span text:style-name="T87">在 第</text:span><text:span text:style-name="T101">1</text:span><text:span text:style-name="T87">軸</text:span><text:span text:style-name="T93">=</text:span><text:span text:style-name="T103">0</text:span><text:span text:style-name="T93">、</text:span><text:span text:style-name="T87">第</text:span><text:span text:style-name="T101">2</text:span><text:span text:style-name="T87">軸</text:span><text:span text:style-name="T93">=</text:span><text:span text:style-name="T21">c</text:span><text:span text:style-name="T93"> 的 座標位置，有 </text:span><text:span text:style-name="T192">一個點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82">f(t)，</text:span><text:span text:style-name="T181">在 </text:span><text:span text:style-name="T101">2</text:span><text:span text:style-name="T181">維乘法座標系</text:span><text:span text:style-name="T1"> 是</text:span> 連續化和<text:span text:style-name="T181">離散化、</text:span><text:span text:style-name="T101">1</text:span><text:span text:style-name="T192">條直線和</text:span><text:span text:style-name="T101">2</text:span><text:span text:style-name="T192">個點</text:span><text:span text:style-name="T87">。</text:span></text:p>
                        </text:list-item>
                      </text:list>
                    </text:list-item>
                    <text:list-item>
                      <text:p text:style-name="P33"><text:span text:style-name="T101">3</text:span><text:span text:style-name="T193">維乘法</text:span>座標系<text:span text:style-name="T101">。</text:span></text:p>
                      <text:list>
                        <text:list-item>
                          <text:p text:style-name="P32"><text:span text:style-name="T101">3</text:span><text:span text:style-name="T193">維乘法</text:span>座標系<text:span text:style-name="T87">。</text:span></text:p>
                          <text:list>
                            <text:list-item>
                              <text:p text:style-name="P32"><text:span text:style-name="T87">第</text:span><text:span text:style-name="T101">1</text:span><text:span text:style-name="T193">維、</text:span><text:span text:style-name="T87">第</text:span><text:span text:style-name="T101">1</text:span><text:span text:style-name="T87">軸 是 </text:span><text:span text:style-name="T55">x</text:span><text:span text:style-name="T193">乘法軸</text:span><text:span text:style-name="T87">。</text:span></text:p>
                            </text:list-item>
                            <text:list-item>
                              <text:p text:style-name="P32"><text:span text:style-name="T87">第</text:span><text:span text:style-name="T101">2</text:span><text:span text:style-name="T193">維、</text:span><text:span text:style-name="T87">第</text:span><text:span text:style-name="T101">2</text:span><text:span text:style-name="T87">軸 是 </text:span><text:span text:style-name="T55">x</text:span><text:span text:style-name="T193">乘法軸</text:span><text:span text:style-name="T87">。</text:span></text:p>
                            </text:list-item>
                            <text:list-item>
                              <text:p text:style-name="P32"><text:span text:style-name="T87">第</text:span><text:span text:style-name="T101">3</text:span><text:span text:style-name="T193">維、</text:span><text:span text:style-name="T87">第</text:span><text:span text:style-name="T101">3</text:span><text:span text:style-name="T87">軸 是 </text:span><text:span text:style-name="T189">係數軸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101">3</text:span><text:span text:style-name="T193">維乘法</text:span>座標系<text:span text:style-name="T87">。</text:span></text:p>
                          <text:list>
                            <text:list-item>
                              <text:p text:style-name="P36"><text:span text:style-name="T87">在 第</text:span><text:span text:style-name="T101">1</text:span><text:span text:style-name="T87">軸</text:span><text:span text:style-name="T93">=</text:span><text:span text:style-name="T101">1</text:span><text:span text:style-name="T93">、</text:span><text:span text:style-name="T87">第</text:span><text:span text:style-name="T101">2</text:span><text:span text:style-name="T87">軸</text:span><text:span text:style-name="T93">=</text:span><text:span text:style-name="T101">1</text:span><text:span text:style-name="T93">、</text:span><text:span text:style-name="T87">第</text:span><text:span text:style-name="T101">3</text:span><text:span text:style-name="T87">軸</text:span><text:span text:style-name="T93">=</text:span><text:span text:style-name="T92">a</text:span><text:span text:style-name="T93"> 的 座標位置，有 </text:span><text:span text:style-name="T192">一個點</text:span><text:span text:style-name="T82">。</text:span></text:p>
                            </text:list-item>
                            <text:list-item>
                              <text:p text:style-name="P37"><text:span text:style-name="T87">在 第</text:span><text:span text:style-name="T101">1</text:span><text:span text:style-name="T87">軸</text:span><text:span text:style-name="T93">=</text:span><text:span text:style-name="T101">1</text:span><text:span text:style-name="T93">、</text:span><text:span text:style-name="T87">第</text:span><text:span text:style-name="T101">2</text:span><text:span text:style-name="T87">軸</text:span><text:span text:style-name="T93">=</text:span><text:span text:style-name="T102">0</text:span><text:span text:style-name="T93">、</text:span><text:span text:style-name="T87">第</text:span><text:span text:style-name="T101">3</text:span><text:span text:style-name="T87">軸</text:span><text:span text:style-name="T93">=</text:span><text:span text:style-name="T21">b</text:span><text:span text:style-name="T93"> 的 座標位置，有 </text:span><text:span text:style-name="T192">一個點</text:span><text:span text:style-name="T82">。</text:span></text:p>
                            </text:list-item>
                            <text:list-item>
                              <text:p text:style-name="P37"><text:span text:style-name="T87">在 第</text:span><text:span text:style-name="T101">1</text:span><text:span text:style-name="T87">軸</text:span><text:span text:style-name="T93">=</text:span><text:span text:style-name="T102">0</text:span><text:span text:style-name="T93">、</text:span><text:span text:style-name="T87">第</text:span><text:span text:style-name="T101">2</text:span><text:span text:style-name="T87">軸</text:span><text:span text:style-name="T93">=</text:span><text:span text:style-name="T102">0</text:span><text:span text:style-name="T93">、</text:span><text:span text:style-name="T87">第</text:span><text:span text:style-name="T101">3</text:span><text:span text:style-name="T87">軸</text:span><text:span text:style-name="T93">=</text:span><text:span text:style-name="T21">c</text:span><text:span text:style-name="T93"> 的 座標位置，有 </text:span><text:span text:style-name="T192">一個點</text:span><text:span text:style-name="T82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82">f(t)，</text:span><text:span text:style-name="T181">在 </text:span><text:span text:style-name="T101">3</text:span><text:span text:style-name="T193">維乘法座標系</text:span><text:span text:style-name="T1"> 是</text:span> <text:span text:style-name="T181">離散化、</text:span><text:span text:style-name="T101">3</text:span><text:span text:style-name="T181">個點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189">次方</text:span>座標系。</text:p>
              <text:list>
                <text:list-item>
                  <text:p text:style-name="P82"><text:span text:style-name="T84">（次方座標系 的 相關描述在 </text:span><text:span text:style-name="T83">數學</text:span><text:span text:style-name="T84"> 文件群的 </text:span><text:span text:style-name="T83">次方座標系</text:span><text:span text:style-name="T84">）</text:span></text:p>
                </text:list-item>
              </text:list>
            </text:list-item>
            <text:list-item>
              <text:p text:style-name="P73"><text:span text:style-name="T55">明顯例子，假定，f(x) = a * x</text:span><text:span text:style-name="T106">2</text:span><text:span text:style-name="T21"> + b * x + c</text:span><text:span text:style-name="T152">。</text:span></text:p>
              <text:list>
                <text:list-item>
                  <text:p text:style-name="P74"><text:span text:style-name="T27">2</text:span><text:span text:style-name="T178">維</text:span><text:span text:style-name="T27">直角座標系 出現（1元2次方程式 的）曲線</text:span><text:span text:style-name="T166">。</text:span></text:p>
                </text:list-item>
                <text:list-item>
                  <text:p text:style-name="P75"><text:span text:style-name="T54">2</text:span><text:span text:style-name="T178">維</text:span><text:span text:style-name="T179">乘法座標系</text:span><text:span text:style-name="T27"> 出現 </text:span><text:span text:style-name="T53">1</text:span><text:span text:style-name="T180">條直線和</text:span><text:span text:style-name="T53">2</text:span><text:span text:style-name="T180">個點</text:span><text:span text:style-name="T166">。</text:span></text:p>
                </text:list-item>
                <text:list-item>
                  <text:p text:style-name="P76"><text:span text:style-name="T27">2</text:span><text:span text:style-name="T154">維</text:span><text:span text:style-name="T169">次方</text:span><text:span text:style-name="T152">座標系</text:span><text:span text:style-name="T49"> 出現 </text:span><text:span text:style-name="T53">3</text:span><text:span text:style-name="T49">個點</text:span><text:span text:style-name="T166">。</text:span></text:p>
                </text:list-item>
              </text:list>
            </text:list-item>
          </text:list>
        </text:list-item>
        <text:list-item>
          <text:p text:style-name="P83"><text:bookmark-start text:name="圓形"/>圓形<text:bookmark-end text:name="圓形"/></text:p>
          <text:list>
            <text:list-item>
              <text:p text:style-name="P84">圓形。</text:p>
              <text:list>
                <text:list-item>
                  <text:p text:style-name="P84">圓周長。</text:p>
                  <text:list>
                    <text:list-item>
                      <text:p text:style-name="P88"><text:span text:style-name="T56">dr = </text:span><text:span text:style-name="T5">√（dx</text:span><text:span text:style-name="T124">2</text:span><text:span text:style-name="T5"> + dy</text:span><text:span text:style-name="T124">2</text:span><text:span text:style-name="T5">）</text:span><text:span text:style-name="T166">。</text:span></text:p>
                      <text:list>
                        <text:list-item>
                          <text:p text:style-name="P88"><text:span text:style-name="T6">dr 無限趨近於零</text:span><text:span text:style-name="T166">。</text:span></text:p>
                        </text:list-item>
                        <text:list-item>
                          <text:p text:style-name="P90"><text:span text:style-name="T5">dx </text:span><text:span text:style-name="T3">= dr 投影到 某一特定坐標系的 x軸的 長度</text:span><text:span text:style-name="T152">。</text:span></text:p>
                        </text:list-item>
                        <text:list-item>
                          <text:p text:style-name="P91"><text:span text:style-name="T5">d</text:span><text:span text:style-name="T3">y</text:span><text:span text:style-name="T5"> </text:span><text:span text:style-name="T3">= dr 投影到 某一特定坐標系的 y軸的 長度。</text:span></text:p>
                          <text:list>
                            <text:list-item>
                              <text:p text:style-name="P105">該坐標系的 零點 是 圓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<text:span text:style-name="T56">dr</text:span><text:span text:style-name="T138">i</text:span><text:span text:style-name="T56"> = </text:span><text:span text:style-name="T5">√（dx</text:span><text:span text:style-name="T138">i</text:span><text:span text:style-name="T124">2</text:span><text:span text:style-name="T5"> + dy</text:span><text:span text:style-name="T138">i</text:span><text:span text:style-name="T124">2</text:span><text:span text:style-name="T5">）</text:span><text:span text:style-name="T166">。</text:span></text:p>
                      <text:list>
                        <text:list-item>
                          <text:p text:style-name="P89"><text:span text:style-name="T6">dr</text:span><text:span text:style-name="T138">i</text:span><text:span text:style-name="T6"> 無限趨近於零</text:span><text:span text:style-name="T166">。</text:span></text:p>
                          <text:list>
                            <text:list-item>
                              <text:p text:style-name="P89"><text:span text:style-name="T6">dr</text:span><text:span text:style-name="T138">i</text:span><text:span text:style-name="T6"> 是 第</text:span><text:span text:style-name="T10">i個dr</text:span><text:span text:style-name="T166">。</text:span></text:p>
                            </text:list-item>
                          </text:list>
                        </text:list-item>
                        <text:list-item>
                          <text:p text:style-name="P92"><text:span text:style-name="T5">dx</text:span><text:span text:style-name="T138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138">i</text:span><text:span text:style-name="T152">。</text:span></text:p>
                        </text:list-item>
                        <text:list-item>
                          <text:p text:style-name="P92"><text:span text:style-name="T5">d</text:span><text:span text:style-name="T3">y</text:span><text:span text:style-name="T138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152">。</text:span></text:p>
                        </text:list-item>
                        <text:list-item>
                          <text:p text:style-name="P91"><text:span text:style-name="T3">第</text:span><text:span text:style-name="T7">i個座標系的 零點 是 </text:span><text:span text:style-name="T9">dr</text:span><text:span text:style-name="T139">i-1</text:span><text:span text:style-name="T9">的終點、</text:span><text:span text:style-name="T8">dr</text:span><text:span text:style-name="T139">i</text:span><text:span text:style-name="T8">的起點</text:span><text:span text:style-name="T152">。</text:span></text:p>
                        </text:list-item>
                        <text:list-item>
                          <text:p text:style-name="P93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59">的零點</text:span><text:span text:style-name="T152"> 之間的 </text:span><text:span text:style-name="T170">距離 是 </text:span><text:span text:style-name="T3">dr</text:span><text:span text:style-name="T138">i</text:span><text:span text:style-name="T3">。</text:span></text:p>
                          <text:list>
                            <text:list-item>
                              <text:p text:style-name="P94"><text:span text:style-name="T2">dr</text:span><text:span text:style-name="T142">i</text:span><text:span text:style-name="T2"> = dr</text:span><text:span text:style-name="T142">i-</text:span><text:span text:style-name="T143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95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152"> 之間的 夾角、角度差 是</text:span><text:span text:style-name="T2"> </text:span><text:span text:style-name="T57">dθ</text:span><text:span text:style-name="T140">i</text:span><text:span text:style-name="T152">。</text:span></text:p>
                          <text:list>
                            <text:list-item>
                              <text:p text:style-name="P96"><text:span text:style-name="T57">dθ</text:span><text:span text:style-name="T140">i</text:span><text:span text:style-name="T2"> </text:span><text:span text:style-name="T58">= tan</text:span><text:span text:style-name="T125">-1</text:span><text:span text:style-name="T58">(</text:span><text:span text:style-name="T5">d</text:span><text:span text:style-name="T3">y</text:span><text:span text:style-name="T138">i</text:span><text:span text:style-name="T58"> / </text:span><text:span text:style-name="T5">dx</text:span><text:span text:style-name="T138">i</text:span><text:span text:style-name="T58">)</text:span><text:span text:style-name="T152">。</text:span></text:p>
                            </text:list-item>
                            <text:list-item>
                              <text:p text:style-name="P97"><text:span text:style-name="T57">dθ</text:span><text:span text:style-name="T140">i</text:span><text:span text:style-name="T2"> </text:span><text:span text:style-name="T58">= </text:span><text:span text:style-name="T57">dθ</text:span><text:span text:style-name="T140">i-</text:span><text:span text:style-name="T141">1</text:span><text:span text:style-name="T152">。</text:span></text:p>
                            </text:list-item>
                            <text:list-item>
                              <text:p text:style-name="P98"><text:span text:style-name="T152">（連續）</text:span><text:span text:style-name="T152">使用 相同的 </text:span><text:span text:style-name="T2">dr</text:span><text:span text:style-name="T142">i</text:span><text:span text:style-name="T152">、</text:span><text:span text:style-name="T57">dθ</text:span><text:span text:style-name="T140">i</text:span><text:span text:style-name="T2"> 產生 </text:span><text:span text:style-name="T152">閉環</text:span><text:span text:style-name="T2"> </text:span><text:span text:style-name="T204">↔</text:span><text:span text:style-name="T201"> 圓形</text:span><text:span text:style-name="T152">。</text:span></text:p>
                            </text:list-item>
                          </text:list>
                        </text:list-item>
                        <text:list-item>
                          <text:p text:style-name="P99"><text:span text:style-name="T2">第（</text:span><text:span text:style-name="T59">i-</text:span><text:span text:style-name="T57">1）</text:span><text:span text:style-name="T59">個座標系的</text:span><text:span text:style-name="T60">零點 投影到</text:span><text:span text:style-name="T59"> </text:span><text:span text:style-name="T2">第</text:span><text:span text:style-name="T59">i個座標系的</text:span><text:span text:style-name="T71">x</text:span><text:span text:style-name="T60">軸</text:span><text:span text:style-name="T2"> 的 </text:span><text:span text:style-name="T63">數值是-</text:span><text:span text:style-name="T2">dr</text:span><text:span text:style-name="T142">i</text:span><text:span text:style-name="T63">*</text:span><text:span text:style-name="T71">cos</text:span><text:span text:style-name="T64">(</text:span><text:span text:style-name="T57">dθ</text:span><text:span text:style-name="T140">i</text:span><text:span text:style-name="T64">)</text:span><text:span text:style-name="T2">。</text:span></text:p>
                        </text:list-item>
                        <text:list-item>
                          <text:p text:style-name="P100"><text:span text:style-name="T2">第（</text:span><text:span text:style-name="T59">i-</text:span><text:span text:style-name="T57">1）</text:span><text:span text:style-name="T59">個座標系的</text:span><text:span text:style-name="T60">零點 投影到</text:span><text:span text:style-name="T59"> </text:span><text:span text:style-name="T2">第</text:span><text:span text:style-name="T59">i個座標系的</text:span><text:span text:style-name="T65">y</text:span><text:span text:style-name="T60">軸</text:span><text:span text:style-name="T2"> 的 </text:span><text:span text:style-name="T63">數值是 </text:span><text:span text:style-name="T2">dr</text:span><text:span text:style-name="T142">i</text:span><text:span text:style-name="T63">*</text:span><text:span text:style-name="T65">sin</text:span><text:span text:style-name="T64">(</text:span><text:span text:style-name="T57">dθ</text:span><text:span text:style-name="T140">i</text:span><text:span text:style-name="T64">)</text:span><text:span text:style-name="T2">。</text:span></text:p>
                        </text:list-item>
                        <text:list-item>
                          <text:p text:style-name="P97"><text:span text:style-name="T2">第i個座標系</text:span><text:span text:style-name="T59">的零點</text:span><text:span text:style-name="T2">、該座標系</text:span><text:span text:style-name="T59">的零點</text:span><text:span text:style-name="T2"> 之間的 距離 是 </text:span><text:span text:style-name="T62">r、圓形的半徑</text:span><text:span text:style-name="T152">。</text:span></text:p>
                        </text:list-item>
                        <text:list-item>
                          <text:p text:style-name="P93"><text:span text:style-name="T2">第</text:span><text:span text:style-name="T59">i個座標系的</text:span><text:span text:style-name="T60">x軸</text:span><text:span text:style-name="T59">、該座標系的</text:span><text:span text:style-name="T61">x軸 之間的 夾角、角度差 是 (i * </text:span><text:span text:style-name="T57">dθ</text:span><text:span text:style-name="T140">i</text:span><text:span text:style-name="T61">)</text:span><text:span text:style-name="T152">。</text:span></text:p>
                          <text:list>
                            <text:list-item>
                              <text:p text:style-name="P101"><text:span text:style-name="T152">圓形，</text:span><text:span text:style-name="T61">(i * </text:span><text:span text:style-name="T57">dθ</text:span><text:span text:style-name="T140">i</text:span><text:span text:style-name="T61">) = </text:span><text:span text:style-name="T68">0、</text:span><text:span text:style-name="T200">2π</text:span><text:span text:style-name="T152">。</text:span></text:p>
                            </text:list-item>
                          </text:list>
                        </text:list-item>
                        <text:list-item>
                          <text:p text:style-name="P102"><text:span text:style-name="T2">第</text:span><text:span text:style-name="T59">i個座標系的</text:span><text:span text:style-name="T60">x軸 投影到</text:span><text:span text:style-name="T59"> 該座標系的</text:span><text:span text:style-name="T67">y</text:span><text:span text:style-name="T61">軸 的 </text:span><text:span text:style-name="T63">數值是</text:span><text:span text:style-name="T2">(</text:span><text:span text:style-name="T59">i*</text:span><text:span text:style-name="T2">dr</text:span><text:span text:style-name="T142">i</text:span><text:span text:style-name="T57">)*</text:span><text:span text:style-name="T194">∫</text:span><text:span text:style-name="T65">sin</text:span><text:span text:style-name="T64">(</text:span><text:span text:style-name="T57">dθ</text:span><text:span text:style-name="T140">i</text:span><text:span text:style-name="T64">) </text:span><text:span text:style-name="T66">d</text:span><text:span text:style-name="T57">θ</text:span><text:span text:style-name="T140">i</text:span><text:span text:style-name="T152">。</text:span></text:p>
                          <text:list>
                            <text:list-item>
                              <text:p text:style-name="P103"><text:span text:style-name="T152">圓形，</text:span><text:span text:style-name="T2">(</text:span><text:span text:style-name="T59">i * </text:span><text:span text:style-name="T2">dr</text:span><text:span text:style-name="T142">i</text:span><text:span text:style-name="T57">) *</text:span><text:span text:style-name="T194">∫</text:span><text:span text:style-name="T65">sin</text:span><text:span text:style-name="T64">(</text:span><text:span text:style-name="T57">dθ</text:span><text:span text:style-name="T140">i</text:span><text:span text:style-name="T64">)</text:span><text:span text:style-name="T64"> </text:span><text:span text:style-name="T66">d</text:span><text:span text:style-name="T57">θ</text:span><text:span text:style-name="T2"> = </text:span><text:span text:style-name="T2">(</text:span><text:span text:style-name="T59">i * </text:span><text:span text:style-name="T2">dr</text:span><text:span text:style-name="T142">i</text:span><text:span text:style-name="T57">) * </text:span><text:span text:style-name="T69">(</text:span><text:span text:style-name="T194">-</text:span><text:span text:style-name="T70">cos</text:span><text:span text:style-name="T64">(</text:span><text:span text:style-name="T57">dθ</text:span><text:span text:style-name="T140">i</text:span><text:span text:style-name="T64">)</text:span><text:span text:style-name="T69">)</text:span><text:span text:style-name="T2"> = </text:span><text:span text:style-name="T200">2πr</text:span><text:span text:style-name="T152">。</text:span></text:p>
                              <text:list>
                                <text:list-item>
                                  <text:p text:style-name="P104"><text:span text:style-name="T2">(</text:span><text:span text:style-name="T59">i * </text:span><text:span text:style-name="T2">d</text:span><text:span text:style-name="T72">x</text:span><text:span text:style-name="T142">i</text:span><text:span text:style-name="T57">)</text:span><text:span text:style-name="T2"> = </text:span><text:span text:style-name="T2">(</text:span><text:span text:style-name="T59">i * </text:span><text:span text:style-name="T2">d</text:span><text:span text:style-name="T73">r</text:span><text:span text:style-name="T142">i</text:span><text:span text:style-name="T57">)</text:span><text:span text:style-name="T2"> = </text:span><text:span text:style-name="T200">2πr</text:span><text:span text:style-name="T15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23:23:46.173000000</dc:date>
    <meta:editing-duration>P28DT3H48M36S</meta:editing-duration>
    <meta:editing-cycles>15860</meta:editing-cycles>
    <meta:document-statistic meta:table-count="0" meta:image-count="0" meta:object-count="0" meta:page-count="1" meta:paragraph-count="161" meta:word-count="2949" meta:character-count="4276" meta:non-whitespace-character-count="3659"/>
  </office:meta>
</office:document-meta>
</file>